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1"/>
    <style:style style:name="ce3" style:family="table-cell" style:parent-style-name="Default" style:data-style-name="N61"/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073cm" svg:height="16.601cm" svg:x="27.644cm" svg:y="2.178cm">
            <draw:object draw:notify-on-update-of-ranges="Sheet1.B3:Sheet1.B52 Sheet1.C2:Sheet1.C2 Sheet1.C3:Sheet1.C52 Sheet1.F3:Sheet1.F52 Sheet1.H2:Sheet1.H2 Sheet1.H52:Sheet1.H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 table:number-columns-repeated="3"/>
          <table:table-cell table:style-name="Default"/>
          <table:table-cell office:value-type="string" calcext:value-type="string">
            <text:p>MILONGA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style-name="ce1" office:value-type="float" office:value="0.02" calcext:value-type="float">
            <text:p>2.00000E-02</text:p>
          </table:table-cell>
          <table:table-cell table:formula="of:=[.A3]*100" office:value-type="float" office:value="2" calcext:value-type="float">
            <text:p>2.00000E+00</text:p>
          </table:table-cell>
          <table:table-cell office:value-type="float" office:value="0.001896741" calcext:value-type="float">
            <text:p>1.89674E-03</text:p>
          </table:table-cell>
          <table:table-cell table:number-columns-repeated="2"/>
          <table:table-cell office:value-type="float" office:value="2" calcext:value-type="float">
            <text:p>2.00000E+00</text:p>
          </table:table-cell>
          <table:table-cell office:value-type="float" office:value="0.0493318" calcext:value-type="float">
            <text:p>4.93318E-02</text:p>
          </table:table-cell>
          <table:table-cell table:formula="of:=[.G3]/[.$G$54]" office:value-type="float" office:value="0.00098663588949678" calcext:value-type="float">
            <text:p>9.86636E-04</text:p>
          </table:table-cell>
          <table:table-cell/>
          <table:table-cell table:formula="of:=100*([.H3]-[.C3])/[.H3]" office:value-type="float" office:value="-92.2432601724438" calcext:value-type="float">
            <text:p>-92.2432601724438</text:p>
          </table:table-cell>
        </table:table-row>
        <table:table-row table:style-name="ro1">
          <table:table-cell table:style-name="ce1" office:value-type="float" office:value="0.06" calcext:value-type="float">
            <text:p>6.00000E-02</text:p>
          </table:table-cell>
          <table:table-cell table:formula="of:=[.A4]*100" office:value-type="float" office:value="6" calcext:value-type="float">
            <text:p>6.00000E+00</text:p>
          </table:table-cell>
          <table:table-cell office:value-type="float" office:value="0.003786284" calcext:value-type="float">
            <text:p>3.78628E-03</text:p>
          </table:table-cell>
          <table:table-cell table:number-columns-repeated="2"/>
          <table:table-cell office:value-type="float" office:value="6" calcext:value-type="float">
            <text:p>6.00000E+00</text:p>
          </table:table-cell>
          <table:table-cell office:value-type="float" office:value="0.147801" calcext:value-type="float">
            <text:p>1.47801E-01</text:p>
          </table:table-cell>
          <table:table-cell table:formula="of:=[.G4]/[.$G$54]" office:value-type="float" office:value="0.0029560196689258" calcext:value-type="float">
            <text:p>2.95602E-03</text:p>
          </table:table-cell>
          <table:table-cell/>
          <table:table-cell table:formula="of:=100*([.H4]-[.C4])/[.H4]" office:value-type="float" office:value="-28.0872397366663" calcext:value-type="float">
            <text:p>-28.0872397366663</text:p>
          </table:table-cell>
        </table:table-row>
        <table:table-row table:style-name="ro1">
          <table:table-cell table:style-name="ce1" office:value-type="float" office:value="0.1" calcext:value-type="float">
            <text:p>1.00000E-01</text:p>
          </table:table-cell>
          <table:table-cell table:formula="of:=[.A5]*100" office:value-type="float" office:value="10" calcext:value-type="float">
            <text:p>1.00000E+01</text:p>
          </table:table-cell>
          <table:table-cell office:value-type="float" office:value="0.00566146" calcext:value-type="float">
            <text:p>5.66146E-03</text:p>
          </table:table-cell>
          <table:table-cell table:number-columns-repeated="2"/>
          <table:table-cell office:value-type="float" office:value="10" calcext:value-type="float">
            <text:p>1.00000E+01</text:p>
          </table:table-cell>
          <table:table-cell office:value-type="float" office:value="0.245686" calcext:value-type="float">
            <text:p>2.45686E-01</text:p>
          </table:table-cell>
          <table:table-cell table:formula="of:=[.G5]/[.$G$54]" office:value-type="float" office:value="0.00491371944966342" calcext:value-type="float">
            <text:p>4.91372E-03</text:p>
          </table:table-cell>
          <table:table-cell/>
          <table:table-cell table:formula="of:=100*([.H5]-[.C5])/[.H5]" office:value-type="float" office:value="-15.2174042086957" calcext:value-type="float">
            <text:p>-15.2174042086957</text:p>
          </table:table-cell>
        </table:table-row>
        <table:table-row table:style-name="ro1">
          <table:table-cell table:style-name="ce1" office:value-type="float" office:value="0.14" calcext:value-type="float">
            <text:p>1.40000E-01</text:p>
          </table:table-cell>
          <table:table-cell table:formula="of:=[.A6]*100" office:value-type="float" office:value="14" calcext:value-type="float">
            <text:p>1.40000E+01</text:p>
          </table:table-cell>
          <table:table-cell office:value-type="float" office:value="0.007515153" calcext:value-type="float">
            <text:p>7.51515E-03</text:p>
          </table:table-cell>
          <table:table-cell table:number-columns-repeated="2"/>
          <table:table-cell office:value-type="float" office:value="14" calcext:value-type="float">
            <text:p>1.40000E+01</text:p>
          </table:table-cell>
          <table:table-cell office:value-type="float" office:value="0.342602" calcext:value-type="float">
            <text:p>3.42602E-01</text:p>
          </table:table-cell>
          <table:table-cell table:formula="of:=[.G6]/[.$G$54]" office:value-type="float" office:value="0.00685203923257161" calcext:value-type="float">
            <text:p>6.85204E-03</text:p>
          </table:table-cell>
          <table:table-cell/>
          <table:table-cell table:formula="of:=100*([.H6]-[.C6])/[.H6]" office:value-type="float" office:value="-9.67761194764087" calcext:value-type="float">
            <text:p>-9.67761194764087</text:p>
          </table:table-cell>
        </table:table-row>
        <table:table-row table:style-name="ro1">
          <table:table-cell table:style-name="ce1" office:value-type="float" office:value="0.18" calcext:value-type="float">
            <text:p>1.80000E-01</text:p>
          </table:table-cell>
          <table:table-cell table:formula="of:=[.A7]*100" office:value-type="float" office:value="18" calcext:value-type="float">
            <text:p>1.80000E+01</text:p>
          </table:table-cell>
          <table:table-cell office:value-type="float" office:value="0.009340331" calcext:value-type="float">
            <text:p>9.34033E-03</text:p>
          </table:table-cell>
          <table:table-cell table:number-columns-repeated="2"/>
          <table:table-cell office:value-type="float" office:value="18" calcext:value-type="float">
            <text:p>1.80000E+01</text:p>
          </table:table-cell>
          <table:table-cell office:value-type="float" office:value="0.438166" calcext:value-type="float">
            <text:p>4.38166E-01</text:p>
          </table:table-cell>
          <table:table-cell table:formula="of:=[.G7]/[.$G$54]" office:value-type="float" office:value="0.00876331901850827" calcext:value-type="float">
            <text:p>8.76332E-03</text:p>
          </table:table-cell>
          <table:table-cell/>
          <table:table-cell table:formula="of:=100*([.H7]-[.C7])/[.H7]" office:value-type="float" office:value="-6.58440004606784" calcext:value-type="float">
            <text:p>-6.58440004606784</text:p>
          </table:table-cell>
        </table:table-row>
        <table:table-row table:style-name="ro1">
          <table:table-cell table:style-name="ce1" office:value-type="float" office:value="0.22" calcext:value-type="float">
            <text:p>2.20000E-01</text:p>
          </table:table-cell>
          <table:table-cell table:formula="of:=[.A8]*100" office:value-type="float" office:value="22" calcext:value-type="float">
            <text:p>2.20000E+01</text:p>
          </table:table-cell>
          <table:table-cell office:value-type="float" office:value="0.01113007" calcext:value-type="float">
            <text:p>1.11301E-02</text:p>
          </table:table-cell>
          <table:table-cell table:number-columns-repeated="2"/>
          <table:table-cell office:value-type="float" office:value="22" calcext:value-type="float">
            <text:p>2.20000E+01</text:p>
          </table:table-cell>
          <table:table-cell office:value-type="float" office:value="0.532001" calcext:value-type="float">
            <text:p>5.32001E-01</text:p>
          </table:table-cell>
          <table:table-cell table:formula="of:=[.G8]/[.$G$54]" office:value-type="float" office:value="0.0106400188083179" calcext:value-type="float">
            <text:p>1.06400E-02</text:p>
          </table:table-cell>
          <table:table-cell/>
          <table:table-cell table:formula="of:=100*([.H8]-[.C8])/[.H8]" office:value-type="float" office:value="-4.60573614117111" calcext:value-type="float">
            <text:p>-4.60573614117111</text:p>
          </table:table-cell>
        </table:table-row>
        <table:table-row table:style-name="ro1">
          <table:table-cell table:style-name="ce1" office:value-type="float" office:value="0.26" calcext:value-type="float">
            <text:p>2.60000E-01</text:p>
          </table:table-cell>
          <table:table-cell table:formula="of:=[.A9]*100" office:value-type="float" office:value="26" calcext:value-type="float">
            <text:p>2.60000E+01</text:p>
          </table:table-cell>
          <table:table-cell office:value-type="float" office:value="0.01287757" calcext:value-type="float">
            <text:p>1.28776E-02</text:p>
          </table:table-cell>
          <table:table-cell table:number-columns-repeated="2"/>
          <table:table-cell office:value-type="float" office:value="26" calcext:value-type="float">
            <text:p>2.60000E+01</text:p>
          </table:table-cell>
          <table:table-cell office:value-type="float" office:value="0.623736" calcext:value-type="float">
            <text:p>6.23736E-01</text:p>
          </table:table-cell>
          <table:table-cell table:formula="of:=[.G9]/[.$G$54]" office:value-type="float" office:value="0.0124747186028315" calcext:value-type="float">
            <text:p>1.24747E-02</text:p>
          </table:table-cell>
          <table:table-cell/>
          <table:table-cell table:formula="of:=100*([.H9]-[.C9])/[.H9]" office:value-type="float" office:value="-3.22934256069761" calcext:value-type="float">
            <text:p>-3.22934256069761</text:p>
          </table:table-cell>
        </table:table-row>
        <table:table-row table:style-name="ro1">
          <table:table-cell table:style-name="ce1" office:value-type="float" office:value="0.3" calcext:value-type="float">
            <text:p>3.00000E-01</text:p>
          </table:table-cell>
          <table:table-cell table:formula="of:=[.A10]*100" office:value-type="float" office:value="30" calcext:value-type="float">
            <text:p>3.00000E+01</text:p>
          </table:table-cell>
          <table:table-cell office:value-type="float" office:value="0.01457621" calcext:value-type="float">
            <text:p>1.45762E-02</text:p>
          </table:table-cell>
          <table:table-cell table:number-columns-repeated="2"/>
          <table:table-cell office:value-type="float" office:value="30" calcext:value-type="float">
            <text:p>3.00000E+01</text:p>
          </table:table-cell>
          <table:table-cell office:value-type="float" office:value="0.71301" calcext:value-type="float">
            <text:p>7.13010E-01</text:p>
          </table:table-cell>
          <table:table-cell table:formula="of:=[.G10]/[.$G$54]" office:value-type="float" office:value="0.0142601984028578" calcext:value-type="float">
            <text:p>1.42602E-02</text:p>
          </table:table-cell>
          <table:table-cell/>
          <table:table-cell table:formula="of:=100*([.H10]-[.C10])/[.H10]" office:value-type="float" office:value="-2.21603927389167" calcext:value-type="float">
            <text:p>-2.21603927389167</text:p>
          </table:table-cell>
        </table:table-row>
        <table:table-row table:style-name="ro1">
          <table:table-cell table:style-name="ce1" office:value-type="float" office:value="0.34" calcext:value-type="float">
            <text:p>3.40000E-01</text:p>
          </table:table-cell>
          <table:table-cell table:formula="of:=[.A11]*100" office:value-type="float" office:value="34" calcext:value-type="float">
            <text:p>3.40000E+01</text:p>
          </table:table-cell>
          <table:table-cell office:value-type="float" office:value="0.01621955" calcext:value-type="float">
            <text:p>1.62196E-02</text:p>
          </table:table-cell>
          <table:table-cell table:number-columns-repeated="2"/>
          <table:table-cell office:value-type="float" office:value="34" calcext:value-type="float">
            <text:p>3.40000E+01</text:p>
          </table:table-cell>
          <table:table-cell office:value-type="float" office:value="0.799469" calcext:value-type="float">
            <text:p>7.99469E-01</text:p>
          </table:table-cell>
          <table:table-cell table:formula="of:=[.G11]/[.$G$54]" office:value-type="float" office:value="0.0159893782091896" calcext:value-type="float">
            <text:p>1.59894E-02</text:p>
          </table:table-cell>
          <table:table-cell/>
          <table:table-cell table:formula="of:=100*([.H11]-[.C11])/[.H11]" office:value-type="float" office:value="-1.43952934128554" calcext:value-type="float">
            <text:p>-1.43952934128554</text:p>
          </table:table-cell>
        </table:table-row>
        <table:table-row table:style-name="ro1">
          <table:table-cell table:style-name="ce1" office:value-type="float" office:value="0.38" calcext:value-type="float">
            <text:p>3.80000E-01</text:p>
          </table:table-cell>
          <table:table-cell table:formula="of:=[.A12]*100" office:value-type="float" office:value="38" calcext:value-type="float">
            <text:p>3.80000E+01</text:p>
          </table:table-cell>
          <table:table-cell office:value-type="float" office:value="0.01780135" calcext:value-type="float">
            <text:p>1.78014E-02</text:p>
          </table:table-cell>
          <table:table-cell table:number-columns-repeated="2"/>
          <table:table-cell office:value-type="float" office:value="38" calcext:value-type="float">
            <text:p>3.80000E+01</text:p>
          </table:table-cell>
          <table:table-cell office:value-type="float" office:value="0.882774" calcext:value-type="float">
            <text:p>8.82774E-01</text:p>
          </table:table-cell>
          <table:table-cell table:formula="of:=[.G12]/[.$G$54]" office:value-type="float" office:value="0.0176554780225865" calcext:value-type="float">
            <text:p>1.76555E-02</text:p>
          </table:table-cell>
          <table:table-cell/>
          <table:table-cell table:formula="of:=100*([.H12]-[.C12])/[.H12]" office:value-type="float" office:value="-0.826213695414459" calcext:value-type="float">
            <text:p>-0.826213695414459</text:p>
          </table:table-cell>
        </table:table-row>
        <table:table-row table:style-name="ro1">
          <table:table-cell table:style-name="ce1" office:value-type="float" office:value="0.42" calcext:value-type="float">
            <text:p>4.20000E-01</text:p>
          </table:table-cell>
          <table:table-cell table:formula="of:=[.A13]*100" office:value-type="float" office:value="42" calcext:value-type="float">
            <text:p>4.20000E+01</text:p>
          </table:table-cell>
          <table:table-cell office:value-type="float" office:value="0.01931561" calcext:value-type="float">
            <text:p>1.93156E-02</text:p>
          </table:table-cell>
          <table:table-cell table:number-columns-repeated="2"/>
          <table:table-cell office:value-type="float" office:value="42" calcext:value-type="float">
            <text:p>4.20000E+01</text:p>
          </table:table-cell>
          <table:table-cell office:value-type="float" office:value="0.962594" calcext:value-type="float">
            <text:p>9.62594E-01</text:p>
          </table:table-cell>
          <table:table-cell table:formula="of:=[.G13]/[.$G$54]" office:value-type="float" office:value="0.0192518778437897" calcext:value-type="float">
            <text:p>1.92519E-02</text:p>
          </table:table-cell>
          <table:table-cell/>
          <table:table-cell table:formula="of:=100*([.H13]-[.C13])/[.H13]" office:value-type="float" office:value="-0.331043842722391" calcext:value-type="float">
            <text:p>-0.331043842722391</text:p>
          </table:table-cell>
        </table:table-row>
        <table:table-row table:style-name="ro1">
          <table:table-cell table:style-name="ce1" office:value-type="float" office:value="0.46" calcext:value-type="float">
            <text:p>4.60000E-01</text:p>
          </table:table-cell>
          <table:table-cell table:formula="of:=[.A14]*100" office:value-type="float" office:value="46" calcext:value-type="float">
            <text:p>4.60000E+01</text:p>
          </table:table-cell>
          <table:table-cell office:value-type="float" office:value="0.02075659" calcext:value-type="float">
            <text:p>2.07566E-02</text:p>
          </table:table-cell>
          <table:table-cell table:number-columns-repeated="2"/>
          <table:table-cell office:value-type="float" office:value="46" calcext:value-type="float">
            <text:p>4.60000E+01</text:p>
          </table:table-cell>
          <table:table-cell office:value-type="float" office:value="1.03862" calcext:value-type="float">
            <text:p>1.03862E+00</text:p>
          </table:table-cell>
          <table:table-cell table:formula="of:=[.G14]/[.$G$54]" office:value-type="float" office:value="0.0207723976734915" calcext:value-type="float">
            <text:p>2.07724E-02</text:p>
          </table:table-cell>
          <table:table-cell/>
          <table:table-cell table:formula="of:=100*([.H14]-[.C14])/[.H14]" office:value-type="float" office:value="0.0760994168317465" calcext:value-type="float">
            <text:p>0.076099416831747</text:p>
          </table:table-cell>
        </table:table-row>
        <table:table-row table:style-name="ro1">
          <table:table-cell table:style-name="ce1" office:value-type="float" office:value="0.5" calcext:value-type="float">
            <text:p>5.00000E-01</text:p>
          </table:table-cell>
          <table:table-cell table:formula="of:=[.A15]*100" office:value-type="float" office:value="50" calcext:value-type="float">
            <text:p>5.00000E+01</text:p>
          </table:table-cell>
          <table:table-cell office:value-type="float" office:value="0.02211881" calcext:value-type="float">
            <text:p>2.21188E-02</text:p>
          </table:table-cell>
          <table:table-cell table:number-columns-repeated="2"/>
          <table:table-cell office:value-type="float" office:value="50" calcext:value-type="float">
            <text:p>5.00000E+01</text:p>
          </table:table-cell>
          <table:table-cell office:value-type="float" office:value="1.11054" calcext:value-type="float">
            <text:p>1.11054E+00</text:p>
          </table:table-cell>
          <table:table-cell table:formula="of:=[.G15]/[.$G$54]" office:value-type="float" office:value="0.0222107975123907" calcext:value-type="float">
            <text:p>2.22108E-02</text:p>
          </table:table-cell>
          <table:table-cell/>
          <table:table-cell table:formula="of:=100*([.H15]-[.C15])/[.H15]" office:value-type="float" office:value="0.414156728678401" calcext:value-type="float">
            <text:p>0.414156728678401</text:p>
          </table:table-cell>
        </table:table-row>
        <table:table-row table:style-name="ro1">
          <table:table-cell table:style-name="ce1" office:value-type="float" office:value="0.54" calcext:value-type="float">
            <text:p>5.40000E-01</text:p>
          </table:table-cell>
          <table:table-cell table:formula="of:=[.A16]*100" office:value-type="float" office:value="54" calcext:value-type="float">
            <text:p>5.40000E+01</text:p>
          </table:table-cell>
          <table:table-cell office:value-type="float" office:value="0.02339713" calcext:value-type="float">
            <text:p>2.33971E-02</text:p>
          </table:table-cell>
          <table:table-cell table:number-columns-repeated="2"/>
          <table:table-cell office:value-type="float" office:value="54" calcext:value-type="float">
            <text:p>5.40000E+01</text:p>
          </table:table-cell>
          <table:table-cell office:value-type="float" office:value="1.17808" calcext:value-type="float">
            <text:p>1.17808E+00</text:p>
          </table:table-cell>
          <table:table-cell table:formula="of:=[.G16]/[.$G$54]" office:value-type="float" office:value="0.0235615973611011" calcext:value-type="float">
            <text:p>2.35616E-02</text:p>
          </table:table-cell>
          <table:table-cell/>
          <table:table-cell table:formula="of:=100*([.H16]-[.C16])/[.H16]" office:value-type="float" office:value="0.698031455934414" calcext:value-type="float">
            <text:p>0.698031455934414</text:p>
          </table:table-cell>
        </table:table-row>
        <table:table-row table:style-name="ro1">
          <table:table-cell table:style-name="ce1" office:value-type="float" office:value="0.58" calcext:value-type="float">
            <text:p>5.80000E-01</text:p>
          </table:table-cell>
          <table:table-cell table:formula="of:=[.A17]*100" office:value-type="float" office:value="58" calcext:value-type="float">
            <text:p>5.80000E+01</text:p>
          </table:table-cell>
          <table:table-cell office:value-type="float" office:value="0.02458669" calcext:value-type="float">
            <text:p>2.45867E-02</text:p>
          </table:table-cell>
          <table:table-cell table:number-columns-repeated="2"/>
          <table:table-cell office:value-type="float" office:value="58" calcext:value-type="float">
            <text:p>5.80000E+01</text:p>
          </table:table-cell>
          <table:table-cell office:value-type="float" office:value="1.24097" calcext:value-type="float">
            <text:p>1.24097E+00</text:p>
          </table:table-cell>
          <table:table-cell table:formula="of:=[.G17]/[.$G$54]" office:value-type="float" office:value="0.0248193972202275" calcext:value-type="float">
            <text:p>2.48194E-02</text:p>
          </table:table-cell>
          <table:table-cell/>
          <table:table-cell table:formula="of:=100*([.H17]-[.C17])/[.H17]" office:value-type="float" office:value="0.937602223626304" calcext:value-type="float">
            <text:p>0.937602223626304</text:p>
          </table:table-cell>
        </table:table-row>
        <table:table-row table:style-name="ro1">
          <table:table-cell table:style-name="ce1" office:value-type="float" office:value="0.62" calcext:value-type="float">
            <text:p>6.20000E-01</text:p>
          </table:table-cell>
          <table:table-cell table:formula="of:=[.A18]*100" office:value-type="float" office:value="62" calcext:value-type="float">
            <text:p>6.20000E+01</text:p>
          </table:table-cell>
          <table:table-cell office:value-type="float" office:value="0.02568298" calcext:value-type="float">
            <text:p>2.56830E-02</text:p>
          </table:table-cell>
          <table:table-cell table:number-columns-repeated="2"/>
          <table:table-cell office:value-type="float" office:value="62" calcext:value-type="float">
            <text:p>6.20000E+01</text:p>
          </table:table-cell>
          <table:table-cell office:value-type="float" office:value="1.29896" calcext:value-type="float">
            <text:p>1.29896E+00</text:p>
          </table:table-cell>
          <table:table-cell table:formula="of:=[.G18]/[.$G$54]" office:value-type="float" office:value="0.0259791970903299" calcext:value-type="float">
            <text:p>2.59792E-02</text:p>
          </table:table-cell>
          <table:table-cell/>
          <table:table-cell table:formula="of:=100*([.H18]-[.C18])/[.H18]" office:value-type="float" office:value="1.14020879590677" calcext:value-type="float">
            <text:p>1.14020879590677</text:p>
          </table:table-cell>
        </table:table-row>
        <table:table-row table:style-name="ro1">
          <table:table-cell table:style-name="ce1" office:value-type="float" office:value="0.66" calcext:value-type="float">
            <text:p>6.60000E-01</text:p>
          </table:table-cell>
          <table:table-cell table:formula="of:=[.A19]*100" office:value-type="float" office:value="66" calcext:value-type="float">
            <text:p>6.60000E+01</text:p>
          </table:table-cell>
          <table:table-cell office:value-type="float" office:value="0.02668184" calcext:value-type="float">
            <text:p>2.66818E-02</text:p>
          </table:table-cell>
          <table:table-cell table:number-columns-repeated="2"/>
          <table:table-cell office:value-type="float" office:value="66" calcext:value-type="float">
            <text:p>6.60000E+01</text:p>
          </table:table-cell>
          <table:table-cell office:value-type="float" office:value="1.35183" calcext:value-type="float">
            <text:p>1.35183E+00</text:p>
          </table:table-cell>
          <table:table-cell table:formula="of:=[.G19]/[.$G$54]" office:value-type="float" office:value="0.0270365969719011" calcext:value-type="float">
            <text:p>2.70366E-02</text:p>
          </table:table-cell>
          <table:table-cell/>
          <table:table-cell table:formula="of:=100*([.H19]-[.C19])/[.H19]" office:value-type="float" office:value="1.31213618440884" calcext:value-type="float">
            <text:p>1.31213618440884</text:p>
          </table:table-cell>
        </table:table-row>
        <table:table-row table:style-name="ro1">
          <table:table-cell table:style-name="ce1" office:value-type="float" office:value="0.7" calcext:value-type="float">
            <text:p>7.00000E-01</text:p>
          </table:table-cell>
          <table:table-cell table:formula="of:=[.A20]*100" office:value-type="float" office:value="70" calcext:value-type="float">
            <text:p>7.00000E+01</text:p>
          </table:table-cell>
          <table:table-cell office:value-type="float" office:value="0.02757948" calcext:value-type="float">
            <text:p>2.75795E-02</text:p>
          </table:table-cell>
          <table:table-cell table:number-columns-repeated="2"/>
          <table:table-cell office:value-type="float" office:value="70" calcext:value-type="float">
            <text:p>7.00000E+01</text:p>
          </table:table-cell>
          <table:table-cell office:value-type="float" office:value="1.39936" calcext:value-type="float">
            <text:p>1.39936E+00</text:p>
          </table:table-cell>
          <table:table-cell table:formula="of:=[.G20]/[.$G$54]" office:value-type="float" office:value="0.027987196865434" calcext:value-type="float">
            <text:p>2.79872E-02</text:p>
          </table:table-cell>
          <table:table-cell/>
          <table:table-cell table:formula="of:=100*([.H20]-[.C20])/[.H20]" office:value-type="float" office:value="1.45679779005506" calcext:value-type="float">
            <text:p>1.45679779005506</text:p>
          </table:table-cell>
        </table:table-row>
        <table:table-row table:style-name="ro1">
          <table:table-cell table:style-name="ce1" office:value-type="float" office:value="0.74" calcext:value-type="float">
            <text:p>7.40000E-01</text:p>
          </table:table-cell>
          <table:table-cell table:formula="of:=[.A21]*100" office:value-type="float" office:value="74" calcext:value-type="float">
            <text:p>7.40000E+01</text:p>
          </table:table-cell>
          <table:table-cell office:value-type="float" office:value="0.02837251" calcext:value-type="float">
            <text:p>2.83725E-02</text:p>
          </table:table-cell>
          <table:table-cell table:number-columns-repeated="2"/>
          <table:table-cell office:value-type="float" office:value="74" calcext:value-type="float">
            <text:p>7.40000E+01</text:p>
          </table:table-cell>
          <table:table-cell office:value-type="float" office:value="1.44137" calcext:value-type="float">
            <text:p>1.44137E+00</text:p>
          </table:table-cell>
          <table:table-cell table:formula="of:=[.G21]/[.$G$54]" office:value-type="float" office:value="0.0288273967713316" calcext:value-type="float">
            <text:p>2.88274E-02</text:p>
          </table:table-cell>
          <table:table-cell/>
          <table:table-cell table:formula="of:=100*([.H21]-[.C21])/[.H21]" office:value-type="float" office:value="1.57796687276313" calcext:value-type="float">
            <text:p>1.57796687276313</text:p>
          </table:table-cell>
        </table:table-row>
        <table:table-row table:style-name="ro1">
          <table:table-cell table:style-name="ce1" office:value-type="float" office:value="0.78" calcext:value-type="float">
            <text:p>7.80000E-01</text:p>
          </table:table-cell>
          <table:table-cell table:formula="of:=[.A22]*100" office:value-type="float" office:value="78" calcext:value-type="float">
            <text:p>7.80000E+01</text:p>
          </table:table-cell>
          <table:table-cell office:value-type="float" office:value="0.02905792" calcext:value-type="float">
            <text:p>2.90579E-02</text:p>
          </table:table-cell>
          <table:table-cell table:number-columns-repeated="2"/>
          <table:table-cell office:value-type="float" office:value="78" calcext:value-type="float">
            <text:p>7.80000E+01</text:p>
          </table:table-cell>
          <table:table-cell office:value-type="float" office:value="1.47769" calcext:value-type="float">
            <text:p>1.47769E+00</text:p>
          </table:table-cell>
          <table:table-cell table:formula="of:=[.G22]/[.$G$54]" office:value-type="float" office:value="0.0295537966899748" calcext:value-type="float">
            <text:p>2.95538E-02</text:p>
          </table:table-cell>
          <table:table-cell/>
          <table:table-cell table:formula="of:=100*([.H22]-[.C22])/[.H22]" office:value-type="float" office:value="1.67787812569953" calcext:value-type="float">
            <text:p>1.67787812569953</text:p>
          </table:table-cell>
        </table:table-row>
        <table:table-row table:style-name="ro1">
          <table:table-cell table:style-name="ce1" office:value-type="float" office:value="0.82" calcext:value-type="float">
            <text:p>8.20000E-01</text:p>
          </table:table-cell>
          <table:table-cell table:formula="of:=[.A23]*100" office:value-type="float" office:value="82" calcext:value-type="float">
            <text:p>8.20000E+01</text:p>
          </table:table-cell>
          <table:table-cell office:value-type="float" office:value="0.02963311" calcext:value-type="float">
            <text:p>2.96331E-02</text:p>
          </table:table-cell>
          <table:table-cell table:number-columns-repeated="2"/>
          <table:table-cell office:value-type="float" office:value="82" calcext:value-type="float">
            <text:p>8.20000E+01</text:p>
          </table:table-cell>
          <table:table-cell office:value-type="float" office:value="1.50818" calcext:value-type="float">
            <text:p>1.50818E+00</text:p>
          </table:table-cell>
          <table:table-cell table:formula="of:=[.G23]/[.$G$54]" office:value-type="float" office:value="0.0301635966216772" calcext:value-type="float">
            <text:p>3.01636E-02</text:p>
          </table:table-cell>
          <table:table-cell/>
          <table:table-cell table:formula="of:=100*([.H23]-[.C23])/[.H23]" office:value-type="float" office:value="1.75869816962067" calcext:value-type="float">
            <text:p>1.75869816962067</text:p>
          </table:table-cell>
        </table:table-row>
        <table:table-row table:style-name="ro1">
          <table:table-cell table:style-name="ce1" office:value-type="float" office:value="0.86" calcext:value-type="float">
            <text:p>8.60000E-01</text:p>
          </table:table-cell>
          <table:table-cell table:formula="of:=[.A24]*100" office:value-type="float" office:value="86" calcext:value-type="float">
            <text:p>8.60000E+01</text:p>
          </table:table-cell>
          <table:table-cell office:value-type="float" office:value="0.0300959" calcext:value-type="float">
            <text:p>3.00959E-02</text:p>
          </table:table-cell>
          <table:table-cell table:number-columns-repeated="2"/>
          <table:table-cell office:value-type="float" office:value="86" calcext:value-type="float">
            <text:p>8.60000E+01</text:p>
          </table:table-cell>
          <table:table-cell office:value-type="float" office:value="1.53271" calcext:value-type="float">
            <text:p>1.53271E+00</text:p>
          </table:table-cell>
          <table:table-cell table:formula="of:=[.G24]/[.$G$54]" office:value-type="float" office:value="0.03065419656673" calcext:value-type="float">
            <text:p>3.06542E-02</text:p>
          </table:table-cell>
          <table:table-cell/>
          <table:table-cell table:formula="of:=100*([.H24]-[.C24])/[.H24]" office:value-type="float" office:value="1.8212728737309" calcext:value-type="float">
            <text:p>1.8212728737309</text:p>
          </table:table-cell>
        </table:table-row>
        <table:table-row table:style-name="ro1">
          <table:table-cell table:style-name="ce1" office:value-type="float" office:value="0.9" calcext:value-type="float">
            <text:p>9.00000E-01</text:p>
          </table:table-cell>
          <table:table-cell table:formula="of:=[.A25]*100" office:value-type="float" office:value="90" calcext:value-type="float">
            <text:p>9.00000E+01</text:p>
          </table:table-cell>
          <table:table-cell office:value-type="float" office:value="0.03044453" calcext:value-type="float">
            <text:p>3.04445E-02</text:p>
          </table:table-cell>
          <table:table-cell table:number-columns-repeated="2"/>
          <table:table-cell office:value-type="float" office:value="90" calcext:value-type="float">
            <text:p>9.00000E+01</text:p>
          </table:table-cell>
          <table:table-cell office:value-type="float" office:value="1.5512" calcext:value-type="float">
            <text:p>1.55120E+00</text:p>
          </table:table-cell>
          <table:table-cell table:formula="of:=[.G25]/[.$G$54]" office:value-type="float" office:value="0.0310239965253124" calcext:value-type="float">
            <text:p>3.10240E-02</text:p>
          </table:table-cell>
          <table:table-cell/>
          <table:table-cell table:formula="of:=100*([.H25]-[.C25])/[.H25]" office:value-type="float" office:value="1.86780102569833" calcext:value-type="float">
            <text:p>1.86780102569833</text:p>
          </table:table-cell>
        </table:table-row>
        <table:table-row table:style-name="ro1">
          <table:table-cell table:style-name="ce1" office:value-type="float" office:value="0.94" calcext:value-type="float">
            <text:p>9.40000E-01</text:p>
          </table:table-cell>
          <table:table-cell table:formula="of:=[.A26]*100" office:value-type="float" office:value="94" calcext:value-type="float">
            <text:p>9.40000E+01</text:p>
          </table:table-cell>
          <table:table-cell office:value-type="float" office:value="0.03067769" calcext:value-type="float">
            <text:p>3.06777E-02</text:p>
          </table:table-cell>
          <table:table-cell table:number-columns-repeated="2"/>
          <table:table-cell office:value-type="float" office:value="94" calcext:value-type="float">
            <text:p>9.40000E+01</text:p>
          </table:table-cell>
          <table:table-cell office:value-type="float" office:value="1.56357" calcext:value-type="float">
            <text:p>1.56357E+00</text:p>
          </table:table-cell>
          <table:table-cell table:formula="of:=[.G26]/[.$G$54]" office:value-type="float" office:value="0.0312713964976036" calcext:value-type="float">
            <text:p>3.12714E-02</text:p>
          </table:table-cell>
          <table:table-cell/>
          <table:table-cell table:formula="of:=100*([.H26]-[.C26])/[.H26]" office:value-type="float" office:value="1.89856087063171" calcext:value-type="float">
            <text:p>1.89856087063171</text:p>
          </table:table-cell>
        </table:table-row>
        <table:table-row table:style-name="ro1">
          <table:table-cell table:style-name="ce1" office:value-type="float" office:value="0.98" calcext:value-type="float">
            <text:p>9.80000E-01</text:p>
          </table:table-cell>
          <table:table-cell table:formula="of:=[.A27]*100" office:value-type="float" office:value="98" calcext:value-type="float">
            <text:p>9.80000E+01</text:p>
          </table:table-cell>
          <table:table-cell office:value-type="float" office:value="0.03079449" calcext:value-type="float">
            <text:p>3.07945E-02</text:p>
          </table:table-cell>
          <table:table-cell table:number-columns-repeated="2"/>
          <table:table-cell office:value-type="float" office:value="98" calcext:value-type="float">
            <text:p>9.80000E+01</text:p>
          </table:table-cell>
          <table:table-cell office:value-type="float" office:value="1.56976" calcext:value-type="float">
            <text:p>1.56976E+00</text:p>
          </table:table-cell>
          <table:table-cell table:formula="of:=[.G27]/[.$G$54]" office:value-type="float" office:value="0.031395196483738" calcext:value-type="float">
            <text:p>3.13952E-02</text:p>
          </table:table-cell>
          <table:table-cell/>
          <table:table-cell table:formula="of:=100*([.H27]-[.C27])/[.H27]" office:value-type="float" office:value="1.91337067773776" calcext:value-type="float">
            <text:p>1.91337067773776</text:p>
          </table:table-cell>
        </table:table-row>
        <table:table-row table:style-name="ro1">
          <table:table-cell table:style-name="ce1" office:value-type="float" office:value="1.02" calcext:value-type="float">
            <text:p>1.02000E+00</text:p>
          </table:table-cell>
          <table:table-cell table:formula="of:=[.A28]*100" office:value-type="float" office:value="102" calcext:value-type="float">
            <text:p>1.02000E+02</text:p>
          </table:table-cell>
          <table:table-cell office:value-type="float" office:value="0.03079449" calcext:value-type="float">
            <text:p>3.07945E-02</text:p>
          </table:table-cell>
          <table:table-cell table:number-columns-repeated="2"/>
          <table:table-cell office:value-type="float" office:value="102" calcext:value-type="float">
            <text:p>1.02000E+02</text:p>
          </table:table-cell>
          <table:table-cell office:value-type="float" office:value="1.56976" calcext:value-type="float">
            <text:p>1.56976E+00</text:p>
          </table:table-cell>
          <table:table-cell table:formula="of:=[.G28]/[.$G$54]" office:value-type="float" office:value="0.031395196483738" calcext:value-type="float">
            <text:p>3.13952E-02</text:p>
          </table:table-cell>
          <table:table-cell/>
          <table:table-cell table:formula="of:=100*([.H28]-[.C28])/[.H28]" office:value-type="float" office:value="1.91337067773776" calcext:value-type="float">
            <text:p>1.91337067773776</text:p>
          </table:table-cell>
        </table:table-row>
        <table:table-row table:style-name="ro1">
          <table:table-cell table:style-name="ce1" office:value-type="float" office:value="1.06" calcext:value-type="float">
            <text:p>1.06000E+00</text:p>
          </table:table-cell>
          <table:table-cell table:formula="of:=[.A29]*100" office:value-type="float" office:value="106" calcext:value-type="float">
            <text:p>1.06000E+02</text:p>
          </table:table-cell>
          <table:table-cell office:value-type="float" office:value="0.03067769" calcext:value-type="float">
            <text:p>3.06777E-02</text:p>
          </table:table-cell>
          <table:table-cell table:number-columns-repeated="2"/>
          <table:table-cell office:value-type="float" office:value="106" calcext:value-type="float">
            <text:p>1.06000E+02</text:p>
          </table:table-cell>
          <table:table-cell office:value-type="float" office:value="1.56357" calcext:value-type="float">
            <text:p>1.56357E+00</text:p>
          </table:table-cell>
          <table:table-cell table:formula="of:=[.G29]/[.$G$54]" office:value-type="float" office:value="0.0312713964976036" calcext:value-type="float">
            <text:p>3.12714E-02</text:p>
          </table:table-cell>
          <table:table-cell/>
          <table:table-cell table:formula="of:=100*([.H29]-[.C29])/[.H29]" office:value-type="float" office:value="1.89856087063171" calcext:value-type="float">
            <text:p>1.89856087063171</text:p>
          </table:table-cell>
        </table:table-row>
        <table:table-row table:style-name="ro1">
          <table:table-cell table:style-name="ce1" office:value-type="float" office:value="1.1" calcext:value-type="float">
            <text:p>1.10000E+00</text:p>
          </table:table-cell>
          <table:table-cell table:formula="of:=[.A30]*100" office:value-type="float" office:value="110" calcext:value-type="float">
            <text:p>1.10000E+02</text:p>
          </table:table-cell>
          <table:table-cell office:value-type="float" office:value="0.03044453" calcext:value-type="float">
            <text:p>3.04445E-02</text:p>
          </table:table-cell>
          <table:table-cell table:number-columns-repeated="2"/>
          <table:table-cell office:value-type="float" office:value="110" calcext:value-type="float">
            <text:p>1.10000E+02</text:p>
          </table:table-cell>
          <table:table-cell office:value-type="float" office:value="1.5512" calcext:value-type="float">
            <text:p>1.55120E+00</text:p>
          </table:table-cell>
          <table:table-cell table:formula="of:=[.G30]/[.$G$54]" office:value-type="float" office:value="0.0310239965253124" calcext:value-type="float">
            <text:p>3.10240E-02</text:p>
          </table:table-cell>
          <table:table-cell/>
          <table:table-cell table:formula="of:=100*([.H30]-[.C30])/[.H30]" office:value-type="float" office:value="1.86780102569833" calcext:value-type="float">
            <text:p>1.86780102569833</text:p>
          </table:table-cell>
        </table:table-row>
        <table:table-row table:style-name="ro1">
          <table:table-cell table:style-name="ce1" office:value-type="float" office:value="1.14" calcext:value-type="float">
            <text:p>1.14000E+00</text:p>
          </table:table-cell>
          <table:table-cell table:formula="of:=[.A31]*100" office:value-type="float" office:value="114" calcext:value-type="float">
            <text:p>1.14000E+02</text:p>
          </table:table-cell>
          <table:table-cell office:value-type="float" office:value="0.0300959" calcext:value-type="float">
            <text:p>3.00959E-02</text:p>
          </table:table-cell>
          <table:table-cell table:number-columns-repeated="2"/>
          <table:table-cell office:value-type="float" office:value="114" calcext:value-type="float">
            <text:p>1.14000E+02</text:p>
          </table:table-cell>
          <table:table-cell office:value-type="float" office:value="1.53271" calcext:value-type="float">
            <text:p>1.53271E+00</text:p>
          </table:table-cell>
          <table:table-cell table:formula="of:=[.G31]/[.$G$54]" office:value-type="float" office:value="0.03065419656673" calcext:value-type="float">
            <text:p>3.06542E-02</text:p>
          </table:table-cell>
          <table:table-cell/>
          <table:table-cell table:formula="of:=100*([.H31]-[.C31])/[.H31]" office:value-type="float" office:value="1.8212728737309" calcext:value-type="float">
            <text:p>1.8212728737309</text:p>
          </table:table-cell>
        </table:table-row>
        <table:table-row table:style-name="ro1">
          <table:table-cell table:style-name="ce1" office:value-type="float" office:value="1.18" calcext:value-type="float">
            <text:p>1.18000E+00</text:p>
          </table:table-cell>
          <table:table-cell table:formula="of:=[.A32]*100" office:value-type="float" office:value="118" calcext:value-type="float">
            <text:p>1.18000E+02</text:p>
          </table:table-cell>
          <table:table-cell office:value-type="float" office:value="0.02963311" calcext:value-type="float">
            <text:p>2.96331E-02</text:p>
          </table:table-cell>
          <table:table-cell table:number-columns-repeated="2"/>
          <table:table-cell office:value-type="float" office:value="118" calcext:value-type="float">
            <text:p>1.18000E+02</text:p>
          </table:table-cell>
          <table:table-cell office:value-type="float" office:value="1.50818" calcext:value-type="float">
            <text:p>1.50818E+00</text:p>
          </table:table-cell>
          <table:table-cell table:formula="of:=[.G32]/[.$G$54]" office:value-type="float" office:value="0.0301635966216772" calcext:value-type="float">
            <text:p>3.01636E-02</text:p>
          </table:table-cell>
          <table:table-cell/>
          <table:table-cell table:formula="of:=100*([.H32]-[.C32])/[.H32]" office:value-type="float" office:value="1.75869816962067" calcext:value-type="float">
            <text:p>1.75869816962067</text:p>
          </table:table-cell>
        </table:table-row>
        <table:table-row table:style-name="ro1">
          <table:table-cell table:style-name="ce1" office:value-type="float" office:value="1.22" calcext:value-type="float">
            <text:p>1.22000E+00</text:p>
          </table:table-cell>
          <table:table-cell table:formula="of:=[.A33]*100" office:value-type="float" office:value="122" calcext:value-type="float">
            <text:p>1.22000E+02</text:p>
          </table:table-cell>
          <table:table-cell office:value-type="float" office:value="0.02905792" calcext:value-type="float">
            <text:p>2.90579E-02</text:p>
          </table:table-cell>
          <table:table-cell table:number-columns-repeated="2"/>
          <table:table-cell office:value-type="float" office:value="122" calcext:value-type="float">
            <text:p>1.22000E+02</text:p>
          </table:table-cell>
          <table:table-cell office:value-type="float" office:value="1.47769" calcext:value-type="float">
            <text:p>1.47769E+00</text:p>
          </table:table-cell>
          <table:table-cell table:formula="of:=[.G33]/[.$G$54]" office:value-type="float" office:value="0.0295537966899748" calcext:value-type="float">
            <text:p>2.95538E-02</text:p>
          </table:table-cell>
          <table:table-cell/>
          <table:table-cell table:formula="of:=100*([.H33]-[.C33])/[.H33]" office:value-type="float" office:value="1.67787812569953" calcext:value-type="float">
            <text:p>1.67787812569953</text:p>
          </table:table-cell>
        </table:table-row>
        <table:table-row table:style-name="ro1">
          <table:table-cell table:style-name="ce1" office:value-type="float" office:value="1.26" calcext:value-type="float">
            <text:p>1.26000E+00</text:p>
          </table:table-cell>
          <table:table-cell table:formula="of:=[.A34]*100" office:value-type="float" office:value="126" calcext:value-type="float">
            <text:p>1.26000E+02</text:p>
          </table:table-cell>
          <table:table-cell office:value-type="float" office:value="0.02837251" calcext:value-type="float">
            <text:p>2.83725E-02</text:p>
          </table:table-cell>
          <table:table-cell table:number-columns-repeated="2"/>
          <table:table-cell office:value-type="float" office:value="126" calcext:value-type="float">
            <text:p>1.26000E+02</text:p>
          </table:table-cell>
          <table:table-cell office:value-type="float" office:value="1.44137" calcext:value-type="float">
            <text:p>1.44137E+00</text:p>
          </table:table-cell>
          <table:table-cell table:formula="of:=[.G34]/[.$G$54]" office:value-type="float" office:value="0.0288273967713316" calcext:value-type="float">
            <text:p>2.88274E-02</text:p>
          </table:table-cell>
          <table:table-cell/>
          <table:table-cell table:formula="of:=100*([.H34]-[.C34])/[.H34]" office:value-type="float" office:value="1.57796687276313" calcext:value-type="float">
            <text:p>1.57796687276313</text:p>
          </table:table-cell>
        </table:table-row>
        <table:table-row table:style-name="ro1">
          <table:table-cell table:style-name="ce1" office:value-type="float" office:value="1.3" calcext:value-type="float">
            <text:p>1.30000E+00</text:p>
          </table:table-cell>
          <table:table-cell table:formula="of:=[.A35]*100" office:value-type="float" office:value="130" calcext:value-type="float">
            <text:p>1.30000E+02</text:p>
          </table:table-cell>
          <table:table-cell office:value-type="float" office:value="0.02757948" calcext:value-type="float">
            <text:p>2.75795E-02</text:p>
          </table:table-cell>
          <table:table-cell table:number-columns-repeated="2"/>
          <table:table-cell office:value-type="float" office:value="130" calcext:value-type="float">
            <text:p>1.30000E+02</text:p>
          </table:table-cell>
          <table:table-cell office:value-type="float" office:value="1.39936" calcext:value-type="float">
            <text:p>1.39936E+00</text:p>
          </table:table-cell>
          <table:table-cell table:formula="of:=[.G35]/[.$G$54]" office:value-type="float" office:value="0.027987196865434" calcext:value-type="float">
            <text:p>2.79872E-02</text:p>
          </table:table-cell>
          <table:table-cell/>
          <table:table-cell table:formula="of:=100*([.H35]-[.C35])/[.H35]" office:value-type="float" office:value="1.45679779005506" calcext:value-type="float">
            <text:p>1.45679779005506</text:p>
          </table:table-cell>
        </table:table-row>
        <table:table-row table:style-name="ro1">
          <table:table-cell table:style-name="ce1" office:value-type="float" office:value="1.34" calcext:value-type="float">
            <text:p>1.34000E+00</text:p>
          </table:table-cell>
          <table:table-cell table:formula="of:=[.A36]*100" office:value-type="float" office:value="134" calcext:value-type="float">
            <text:p>1.34000E+02</text:p>
          </table:table-cell>
          <table:table-cell office:value-type="float" office:value="0.02668184" calcext:value-type="float">
            <text:p>2.66818E-02</text:p>
          </table:table-cell>
          <table:table-cell table:number-columns-repeated="2"/>
          <table:table-cell office:value-type="float" office:value="134" calcext:value-type="float">
            <text:p>1.34000E+02</text:p>
          </table:table-cell>
          <table:table-cell office:value-type="float" office:value="1.35183" calcext:value-type="float">
            <text:p>1.35183E+00</text:p>
          </table:table-cell>
          <table:table-cell table:formula="of:=[.G36]/[.$G$54]" office:value-type="float" office:value="0.0270365969719011" calcext:value-type="float">
            <text:p>2.70366E-02</text:p>
          </table:table-cell>
          <table:table-cell/>
          <table:table-cell table:formula="of:=100*([.H36]-[.C36])/[.H36]" office:value-type="float" office:value="1.31213618440884" calcext:value-type="float">
            <text:p>1.31213618440884</text:p>
          </table:table-cell>
        </table:table-row>
        <table:table-row table:style-name="ro1">
          <table:table-cell table:style-name="ce1" office:value-type="float" office:value="1.38" calcext:value-type="float">
            <text:p>1.38000E+00</text:p>
          </table:table-cell>
          <table:table-cell table:formula="of:=[.A37]*100" office:value-type="float" office:value="138" calcext:value-type="float">
            <text:p>1.38000E+02</text:p>
          </table:table-cell>
          <table:table-cell office:value-type="float" office:value="0.02568298" calcext:value-type="float">
            <text:p>2.56830E-02</text:p>
          </table:table-cell>
          <table:table-cell table:number-columns-repeated="2"/>
          <table:table-cell office:value-type="float" office:value="138" calcext:value-type="float">
            <text:p>1.38000E+02</text:p>
          </table:table-cell>
          <table:table-cell office:value-type="float" office:value="1.29896" calcext:value-type="float">
            <text:p>1.29896E+00</text:p>
          </table:table-cell>
          <table:table-cell table:formula="of:=[.G37]/[.$G$54]" office:value-type="float" office:value="0.0259791970903299" calcext:value-type="float">
            <text:p>2.59792E-02</text:p>
          </table:table-cell>
          <table:table-cell/>
          <table:table-cell table:formula="of:=100*([.H37]-[.C37])/[.H37]" office:value-type="float" office:value="1.14020879590677" calcext:value-type="float">
            <text:p>1.14020879590677</text:p>
          </table:table-cell>
        </table:table-row>
        <table:table-row table:style-name="ro1">
          <table:table-cell table:style-name="ce1" office:value-type="float" office:value="1.42" calcext:value-type="float">
            <text:p>1.42000E+00</text:p>
          </table:table-cell>
          <table:table-cell table:formula="of:=[.A38]*100" office:value-type="float" office:value="142" calcext:value-type="float">
            <text:p>1.42000E+02</text:p>
          </table:table-cell>
          <table:table-cell office:value-type="float" office:value="0.02458669" calcext:value-type="float">
            <text:p>2.45867E-02</text:p>
          </table:table-cell>
          <table:table-cell table:number-columns-repeated="2"/>
          <table:table-cell office:value-type="float" office:value="142" calcext:value-type="float">
            <text:p>1.42000E+02</text:p>
          </table:table-cell>
          <table:table-cell office:value-type="float" office:value="1.24097" calcext:value-type="float">
            <text:p>1.24097E+00</text:p>
          </table:table-cell>
          <table:table-cell table:formula="of:=[.G38]/[.$G$54]" office:value-type="float" office:value="0.0248193972202275" calcext:value-type="float">
            <text:p>2.48194E-02</text:p>
          </table:table-cell>
          <table:table-cell/>
          <table:table-cell table:formula="of:=100*([.H38]-[.C38])/[.H38]" office:value-type="float" office:value="0.937602223626304" calcext:value-type="float">
            <text:p>0.937602223626304</text:p>
          </table:table-cell>
        </table:table-row>
        <table:table-row table:style-name="ro1">
          <table:table-cell table:style-name="ce1" office:value-type="float" office:value="1.46" calcext:value-type="float">
            <text:p>1.46000E+00</text:p>
          </table:table-cell>
          <table:table-cell table:formula="of:=[.A39]*100" office:value-type="float" office:value="146" calcext:value-type="float">
            <text:p>1.46000E+02</text:p>
          </table:table-cell>
          <table:table-cell office:value-type="float" office:value="0.02339713" calcext:value-type="float">
            <text:p>2.33971E-02</text:p>
          </table:table-cell>
          <table:table-cell table:number-columns-repeated="2"/>
          <table:table-cell office:value-type="float" office:value="146" calcext:value-type="float">
            <text:p>1.46000E+02</text:p>
          </table:table-cell>
          <table:table-cell office:value-type="float" office:value="1.17808" calcext:value-type="float">
            <text:p>1.17808E+00</text:p>
          </table:table-cell>
          <table:table-cell table:formula="of:=[.G39]/[.$G$54]" office:value-type="float" office:value="0.0235615973611011" calcext:value-type="float">
            <text:p>2.35616E-02</text:p>
          </table:table-cell>
          <table:table-cell/>
          <table:table-cell table:formula="of:=100*([.H39]-[.C39])/[.H39]" office:value-type="float" office:value="0.698031455934414" calcext:value-type="float">
            <text:p>0.698031455934414</text:p>
          </table:table-cell>
        </table:table-row>
        <table:table-row table:style-name="ro1">
          <table:table-cell table:style-name="ce1" office:value-type="float" office:value="1.5" calcext:value-type="float">
            <text:p>1.50000E+00</text:p>
          </table:table-cell>
          <table:table-cell table:formula="of:=[.A40]*100" office:value-type="float" office:value="150" calcext:value-type="float">
            <text:p>1.50000E+02</text:p>
          </table:table-cell>
          <table:table-cell office:value-type="float" office:value="0.02211881" calcext:value-type="float">
            <text:p>2.21188E-02</text:p>
          </table:table-cell>
          <table:table-cell table:number-columns-repeated="2"/>
          <table:table-cell office:value-type="float" office:value="150" calcext:value-type="float">
            <text:p>1.50000E+02</text:p>
          </table:table-cell>
          <table:table-cell office:value-type="float" office:value="1.11054" calcext:value-type="float">
            <text:p>1.11054E+00</text:p>
          </table:table-cell>
          <table:table-cell table:formula="of:=[.G40]/[.$G$54]" office:value-type="float" office:value="0.0222107975123907" calcext:value-type="float">
            <text:p>2.22108E-02</text:p>
          </table:table-cell>
          <table:table-cell/>
          <table:table-cell table:formula="of:=100*([.H40]-[.C40])/[.H40]" office:value-type="float" office:value="0.414156728678401" calcext:value-type="float">
            <text:p>0.414156728678401</text:p>
          </table:table-cell>
        </table:table-row>
        <table:table-row table:style-name="ro1">
          <table:table-cell table:style-name="ce1" office:value-type="float" office:value="1.54" calcext:value-type="float">
            <text:p>1.54000E+00</text:p>
          </table:table-cell>
          <table:table-cell table:formula="of:=[.A41]*100" office:value-type="float" office:value="154" calcext:value-type="float">
            <text:p>1.54000E+02</text:p>
          </table:table-cell>
          <table:table-cell office:value-type="float" office:value="0.02075659" calcext:value-type="float">
            <text:p>2.07566E-02</text:p>
          </table:table-cell>
          <table:table-cell table:number-columns-repeated="2"/>
          <table:table-cell office:value-type="float" office:value="154" calcext:value-type="float">
            <text:p>1.54000E+02</text:p>
          </table:table-cell>
          <table:table-cell office:value-type="float" office:value="1.03861" calcext:value-type="float">
            <text:p>1.03861E+00</text:p>
          </table:table-cell>
          <table:table-cell table:formula="of:=[.G41]/[.$G$54]" office:value-type="float" office:value="0.0207721976735139" calcext:value-type="float">
            <text:p>2.07722E-02</text:p>
          </table:table-cell>
          <table:table-cell/>
          <table:table-cell table:formula="of:=100*([.H41]-[.C41])/[.H41]" office:value-type="float" office:value="0.0751373242215926" calcext:value-type="float">
            <text:p>0.075137324221593</text:p>
          </table:table-cell>
        </table:table-row>
        <table:table-row table:style-name="ro1">
          <table:table-cell table:style-name="ce1" office:value-type="float" office:value="1.58" calcext:value-type="float">
            <text:p>1.58000E+00</text:p>
          </table:table-cell>
          <table:table-cell table:formula="of:=[.A42]*100" office:value-type="float" office:value="158" calcext:value-type="float">
            <text:p>1.58000E+02</text:p>
          </table:table-cell>
          <table:table-cell office:value-type="float" office:value="0.01931561" calcext:value-type="float">
            <text:p>1.93156E-02</text:p>
          </table:table-cell>
          <table:table-cell table:number-columns-repeated="2"/>
          <table:table-cell office:value-type="float" office:value="158" calcext:value-type="float">
            <text:p>1.58000E+02</text:p>
          </table:table-cell>
          <table:table-cell office:value-type="float" office:value="0.962593" calcext:value-type="float">
            <text:p>9.62593E-01</text:p>
          </table:table-cell>
          <table:table-cell table:formula="of:=[.G42]/[.$G$54]" office:value-type="float" office:value="0.0192518578437919" calcext:value-type="float">
            <text:p>1.92519E-02</text:p>
          </table:table-cell>
          <table:table-cell/>
          <table:table-cell table:formula="of:=100*([.H42]-[.C42])/[.H42]" office:value-type="float" office:value="-0.3311480726971" calcext:value-type="float">
            <text:p>-0.3311480726971</text:p>
          </table:table-cell>
        </table:table-row>
        <table:table-row table:style-name="ro1">
          <table:table-cell table:style-name="ce1" office:value-type="float" office:value="1.62" calcext:value-type="float">
            <text:p>1.62000E+00</text:p>
          </table:table-cell>
          <table:table-cell table:formula="of:=[.A43]*100" office:value-type="float" office:value="162" calcext:value-type="float">
            <text:p>1.62000E+02</text:p>
          </table:table-cell>
          <table:table-cell office:value-type="float" office:value="0.01780135" calcext:value-type="float">
            <text:p>1.78014E-02</text:p>
          </table:table-cell>
          <table:table-cell table:number-columns-repeated="2"/>
          <table:table-cell office:value-type="float" office:value="162" calcext:value-type="float">
            <text:p>1.62000E+02</text:p>
          </table:table-cell>
          <table:table-cell office:value-type="float" office:value="0.882773" calcext:value-type="float">
            <text:p>8.82773E-01</text:p>
          </table:table-cell>
          <table:table-cell table:formula="of:=[.G43]/[.$G$54]" office:value-type="float" office:value="0.0176554580225887" calcext:value-type="float">
            <text:p>1.76555E-02</text:p>
          </table:table-cell>
          <table:table-cell/>
          <table:table-cell table:formula="of:=100*([.H43]-[.C43])/[.H43]" office:value-type="float" office:value="-0.82632791074943" calcext:value-type="float">
            <text:p>-0.82632791074943</text:p>
          </table:table-cell>
        </table:table-row>
        <table:table-row table:style-name="ro1">
          <table:table-cell table:style-name="ce1" office:value-type="float" office:value="1.66" calcext:value-type="float">
            <text:p>1.66000E+00</text:p>
          </table:table-cell>
          <table:table-cell table:formula="of:=[.A44]*100" office:value-type="float" office:value="166" calcext:value-type="float">
            <text:p>1.66000E+02</text:p>
          </table:table-cell>
          <table:table-cell office:value-type="float" office:value="0.01621955" calcext:value-type="float">
            <text:p>1.62196E-02</text:p>
          </table:table-cell>
          <table:table-cell table:number-columns-repeated="2"/>
          <table:table-cell office:value-type="float" office:value="166" calcext:value-type="float">
            <text:p>1.66000E+02</text:p>
          </table:table-cell>
          <table:table-cell office:value-type="float" office:value="0.799468" calcext:value-type="float">
            <text:p>7.99468E-01</text:p>
          </table:table-cell>
          <table:table-cell table:formula="of:=[.G44]/[.$G$54]" office:value-type="float" office:value="0.0159893582091919" calcext:value-type="float">
            <text:p>1.59894E-02</text:p>
          </table:table-cell>
          <table:table-cell/>
          <table:table-cell table:formula="of:=100*([.H44]-[.C44])/[.H44]" office:value-type="float" office:value="-1.43965622507456" calcext:value-type="float">
            <text:p>-1.43965622507456</text:p>
          </table:table-cell>
        </table:table-row>
        <table:table-row table:style-name="ro1">
          <table:table-cell table:style-name="ce1" office:value-type="float" office:value="1.7" calcext:value-type="float">
            <text:p>1.70000E+00</text:p>
          </table:table-cell>
          <table:table-cell table:formula="of:=[.A45]*100" office:value-type="float" office:value="170" calcext:value-type="float">
            <text:p>1.70000E+02</text:p>
          </table:table-cell>
          <table:table-cell office:value-type="float" office:value="0.01457621" calcext:value-type="float">
            <text:p>1.45762E-02</text:p>
          </table:table-cell>
          <table:table-cell table:number-columns-repeated="2"/>
          <table:table-cell office:value-type="float" office:value="170" calcext:value-type="float">
            <text:p>1.70000E+02</text:p>
          </table:table-cell>
          <table:table-cell office:value-type="float" office:value="0.713009" calcext:value-type="float">
            <text:p>7.13009E-01</text:p>
          </table:table-cell>
          <table:table-cell table:formula="of:=[.G45]/[.$G$54]" office:value-type="float" office:value="0.01426017840286" calcext:value-type="float">
            <text:p>1.42602E-02</text:p>
          </table:table-cell>
          <table:table-cell/>
          <table:table-cell table:formula="of:=100*([.H45]-[.C45])/[.H45]" office:value-type="float" office:value="-2.21618263258626" calcext:value-type="float">
            <text:p>-2.21618263258626</text:p>
          </table:table-cell>
        </table:table-row>
        <table:table-row table:style-name="ro1">
          <table:table-cell table:style-name="ce1" office:value-type="float" office:value="1.74" calcext:value-type="float">
            <text:p>1.74000E+00</text:p>
          </table:table-cell>
          <table:table-cell table:formula="of:=[.A46]*100" office:value-type="float" office:value="174" calcext:value-type="float">
            <text:p>1.74000E+02</text:p>
          </table:table-cell>
          <table:table-cell office:value-type="float" office:value="0.01287757" calcext:value-type="float">
            <text:p>1.28776E-02</text:p>
          </table:table-cell>
          <table:table-cell table:number-columns-repeated="2"/>
          <table:table-cell office:value-type="float" office:value="174" calcext:value-type="float">
            <text:p>1.74000E+02</text:p>
          </table:table-cell>
          <table:table-cell office:value-type="float" office:value="0.623735" calcext:value-type="float">
            <text:p>6.23735E-01</text:p>
          </table:table-cell>
          <table:table-cell table:formula="of:=[.G46]/[.$G$54]" office:value-type="float" office:value="0.0124746986028338" calcext:value-type="float">
            <text:p>1.24747E-02</text:p>
          </table:table-cell>
          <table:table-cell/>
          <table:table-cell table:formula="of:=100*([.H46]-[.C46])/[.H46]" office:value-type="float" office:value="-3.22950806262111" calcext:value-type="float">
            <text:p>-3.22950806262111</text:p>
          </table:table-cell>
        </table:table-row>
        <table:table-row table:style-name="ro1">
          <table:table-cell table:style-name="ce1" office:value-type="float" office:value="1.78" calcext:value-type="float">
            <text:p>1.78000E+00</text:p>
          </table:table-cell>
          <table:table-cell table:formula="of:=[.A47]*100" office:value-type="float" office:value="178" calcext:value-type="float">
            <text:p>1.78000E+02</text:p>
          </table:table-cell>
          <table:table-cell office:value-type="float" office:value="0.01113007" calcext:value-type="float">
            <text:p>1.11301E-02</text:p>
          </table:table-cell>
          <table:table-cell table:number-columns-repeated="2"/>
          <table:table-cell office:value-type="float" office:value="178" calcext:value-type="float">
            <text:p>1.78000E+02</text:p>
          </table:table-cell>
          <table:table-cell office:value-type="float" office:value="0.532" calcext:value-type="float">
            <text:p>5.32000E-01</text:p>
          </table:table-cell>
          <table:table-cell table:formula="of:=[.G47]/[.$G$54]" office:value-type="float" office:value="0.0106399988083201" calcext:value-type="float">
            <text:p>1.06400E-02</text:p>
          </table:table-cell>
          <table:table-cell/>
          <table:table-cell table:formula="of:=100*([.H47]-[.C47])/[.H47]" office:value-type="float" office:value="-4.60593276849508" calcext:value-type="float">
            <text:p>-4.60593276849508</text:p>
          </table:table-cell>
        </table:table-row>
        <table:table-row table:style-name="ro1">
          <table:table-cell table:style-name="ce1" office:value-type="float" office:value="1.82" calcext:value-type="float">
            <text:p>1.82000E+00</text:p>
          </table:table-cell>
          <table:table-cell table:formula="of:=[.A48]*100" office:value-type="float" office:value="182" calcext:value-type="float">
            <text:p>1.82000E+02</text:p>
          </table:table-cell>
          <table:table-cell office:value-type="float" office:value="0.009340331" calcext:value-type="float">
            <text:p>9.34033E-03</text:p>
          </table:table-cell>
          <table:table-cell table:number-columns-repeated="2"/>
          <table:table-cell office:value-type="float" office:value="182" calcext:value-type="float">
            <text:p>1.82000E+02</text:p>
          </table:table-cell>
          <table:table-cell office:value-type="float" office:value="0.438166" calcext:value-type="float">
            <text:p>4.38166E-01</text:p>
          </table:table-cell>
          <table:table-cell table:formula="of:=[.G48]/[.$G$54]" office:value-type="float" office:value="0.00876331901850827" calcext:value-type="float">
            <text:p>8.76332E-03</text:p>
          </table:table-cell>
          <table:table-cell/>
          <table:table-cell table:formula="of:=100*([.H48]-[.C48])/[.H48]" office:value-type="float" office:value="-6.58440004606784" calcext:value-type="float">
            <text:p>-6.58440004606784</text:p>
          </table:table-cell>
        </table:table-row>
        <table:table-row table:style-name="ro1">
          <table:table-cell table:style-name="ce1" office:value-type="float" office:value="1.86" calcext:value-type="float">
            <text:p>1.86000E+00</text:p>
          </table:table-cell>
          <table:table-cell table:formula="of:=[.A49]*100" office:value-type="float" office:value="186" calcext:value-type="float">
            <text:p>1.86000E+02</text:p>
          </table:table-cell>
          <table:table-cell office:value-type="float" office:value="0.007515153" calcext:value-type="float">
            <text:p>7.51515E-03</text:p>
          </table:table-cell>
          <table:table-cell table:number-columns-repeated="2"/>
          <table:table-cell office:value-type="float" office:value="186" calcext:value-type="float">
            <text:p>1.86000E+02</text:p>
          </table:table-cell>
          <table:table-cell office:value-type="float" office:value="0.342602" calcext:value-type="float">
            <text:p>3.42602E-01</text:p>
          </table:table-cell>
          <table:table-cell table:formula="of:=[.G49]/[.$G$54]" office:value-type="float" office:value="0.00685203923257161" calcext:value-type="float">
            <text:p>6.85204E-03</text:p>
          </table:table-cell>
          <table:table-cell/>
          <table:table-cell table:formula="of:=100*([.H49]-[.C49])/[.H49]" office:value-type="float" office:value="-9.67761194764087" calcext:value-type="float">
            <text:p>-9.67761194764087</text:p>
          </table:table-cell>
        </table:table-row>
        <table:table-row table:style-name="ro1">
          <table:table-cell table:style-name="ce1" office:value-type="float" office:value="1.9" calcext:value-type="float">
            <text:p>1.90000E+00</text:p>
          </table:table-cell>
          <table:table-cell table:formula="of:=[.A50]*100" office:value-type="float" office:value="190" calcext:value-type="float">
            <text:p>1.90000E+02</text:p>
          </table:table-cell>
          <table:table-cell office:value-type="float" office:value="0.00566146" calcext:value-type="float">
            <text:p>5.66146E-03</text:p>
          </table:table-cell>
          <table:table-cell table:number-columns-repeated="2"/>
          <table:table-cell office:value-type="float" office:value="190" calcext:value-type="float">
            <text:p>1.90000E+02</text:p>
          </table:table-cell>
          <table:table-cell office:value-type="float" office:value="0.245686" calcext:value-type="float">
            <text:p>2.45686E-01</text:p>
          </table:table-cell>
          <table:table-cell table:formula="of:=[.G50]/[.$G$54]" office:value-type="float" office:value="0.00491371944966342" calcext:value-type="float">
            <text:p>4.91372E-03</text:p>
          </table:table-cell>
          <table:table-cell/>
          <table:table-cell table:formula="of:=100*([.H50]-[.C50])/[.H50]" office:value-type="float" office:value="-15.2174042086957" calcext:value-type="float">
            <text:p>-15.2174042086957</text:p>
          </table:table-cell>
        </table:table-row>
        <table:table-row table:style-name="ro1">
          <table:table-cell table:style-name="ce1" office:value-type="float" office:value="1.94" calcext:value-type="float">
            <text:p>1.94000E+00</text:p>
          </table:table-cell>
          <table:table-cell table:formula="of:=[.A51]*100" office:value-type="float" office:value="194" calcext:value-type="float">
            <text:p>1.94000E+02</text:p>
          </table:table-cell>
          <table:table-cell office:value-type="float" office:value="0.003786284" calcext:value-type="float">
            <text:p>3.78628E-03</text:p>
          </table:table-cell>
          <table:table-cell table:number-columns-repeated="2"/>
          <table:table-cell office:value-type="float" office:value="194" calcext:value-type="float">
            <text:p>1.94000E+02</text:p>
          </table:table-cell>
          <table:table-cell office:value-type="float" office:value="0.147801" calcext:value-type="float">
            <text:p>1.47801E-01</text:p>
          </table:table-cell>
          <table:table-cell table:formula="of:=[.G51]/[.$G$54]" office:value-type="float" office:value="0.0029560196689258" calcext:value-type="float">
            <text:p>2.95602E-03</text:p>
          </table:table-cell>
          <table:table-cell/>
          <table:table-cell table:formula="of:=100*([.H51]-[.C51])/[.H51]" office:value-type="float" office:value="-28.0872397366663" calcext:value-type="float">
            <text:p>-28.0872397366663</text:p>
          </table:table-cell>
        </table:table-row>
        <table:table-row table:style-name="ro1">
          <table:table-cell table:style-name="ce1" office:value-type="float" office:value="1.98" calcext:value-type="float">
            <text:p>1.98000E+00</text:p>
          </table:table-cell>
          <table:table-cell table:formula="of:=[.A52]*100" office:value-type="float" office:value="198" calcext:value-type="float">
            <text:p>1.98000E+02</text:p>
          </table:table-cell>
          <table:table-cell office:value-type="float" office:value="0.001896741" calcext:value-type="float">
            <text:p>1.89674E-03</text:p>
          </table:table-cell>
          <table:table-cell table:number-columns-repeated="2"/>
          <table:table-cell office:value-type="float" office:value="198" calcext:value-type="float">
            <text:p>1.98000E+02</text:p>
          </table:table-cell>
          <table:table-cell office:value-type="float" office:value="0.0493318" calcext:value-type="float">
            <text:p>4.93318E-02</text:p>
          </table:table-cell>
          <table:table-cell table:formula="of:=[.G52]/[.$G$54]" office:value-type="float" office:value="0.00098663588949678" calcext:value-type="float">
            <text:p>9.86636E-04</text:p>
          </table:table-cell>
          <table:table-cell/>
          <table:table-cell table:formula="of:=100*([.H52]-[.C52])/[.H52]" office:value-type="float" office:value="-92.2432601724438" calcext:value-type="float">
            <text:p>-92.24326017244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SUM([.C3:.C52])" office:value-type="float" office:value="0.999999998" calcext:value-type="float">
            <text:p>1.00000E+00</text:p>
          </table:table-cell>
          <table:table-cell table:number-columns-repeated="3"/>
          <table:table-cell table:formula="of:=SUM([.G3:.G52])" office:value-type="float" office:value="50.0000056" calcext:value-type="float">
            <text:p>5.00000E+01</text:p>
          </table:table-cell>
          <table:table-cell table:number-columns-repeated="3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21.036cm" svg:height="10.971cm" svg:x="26.293cm" svg:y="1.487cm">
            <draw:object draw:notify-on-update-of-ranges="Sheet2.C4:Sheet2.C103 Sheet2.E3:Sheet2.E3 Sheet2.E4:Sheet2.E103 Sheet2.H4:Sheet2.H103 Sheet2.I3:Sheet2.I3 Sheet2.I4:Sheet2.I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.13929" calcext:value-type="float">
            <text:p>1.13929E+00</text:p>
          </table:table-cell>
          <table:table-cell table:formula="of:=[.D4]/[.$D$105]" office:value-type="float" office:value="0.000778442901835951" calcext:value-type="float">
            <text:p>7.78443E-04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07753613" calcext:value-type="float">
            <text:p>7.75361E-04</text:p>
          </table:table-cell>
          <table:table-cell/>
          <table:table-cell table:formula="of:=100*([.E4]-[.I4])/[.E4]" office:value-type="float" office:value="0.395867420549804" calcext:value-type="float">
            <text:p>0.395867420549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81334" calcext:value-type="float">
            <text:p>1.81334E+00</text:p>
          </table:table-cell>
          <table:table-cell table:formula="of:=[.D5]/[.$D$105]" office:value-type="float" office:value="0.00123900117758885" calcext:value-type="float">
            <text:p>1.23900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1180446" calcext:value-type="float">
            <text:p>1.18045E-03</text:p>
          </table:table-cell>
          <table:table-cell/>
          <table:table-cell table:formula="of:=100*([.E5]-[.I5])/[.E5]" office:value-type="float" office:value="4.72599854205152" calcext:value-type="float">
            <text:p>4.72599854205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2.43655" calcext:value-type="float">
            <text:p>2.43655E+00</text:p>
          </table:table-cell>
          <table:table-cell table:formula="of:=[.D6]/[.$D$105]" office:value-type="float" office:value="0.00166482199656662" calcext:value-type="float">
            <text:p>1.66482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1585779" calcext:value-type="float">
            <text:p>1.58578E-03</text:p>
          </table:table-cell>
          <table:table-cell/>
          <table:table-cell table:formula="of:=100*([.E6]-[.I6])/[.E6]" office:value-type="float" office:value="4.74783470723184" calcext:value-type="float">
            <text:p>4.74783470723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3.06265" calcext:value-type="float">
            <text:p>3.06265E+00</text:p>
          </table:table-cell>
          <table:table-cell table:formula="of:=[.D7]/[.$D$105]" office:value-type="float" office:value="0.00209261746641143" calcext:value-type="float">
            <text:p>2.09262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1991444" calcext:value-type="float">
            <text:p>1.99144E-03</text:p>
          </table:table-cell>
          <table:table-cell/>
          <table:table-cell table:formula="of:=100*([.E7]-[.I7])/[.E7]" office:value-type="float" office:value="4.83478074876864" calcext:value-type="float">
            <text:p>4.834780748768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3.67462" calcext:value-type="float">
            <text:p>3.67462E+00</text:p>
          </table:table-cell>
          <table:table-cell table:formula="of:=[.D8]/[.$D$105]" office:value-type="float" office:value="0.00251075832838384" calcext:value-type="float">
            <text:p>2.51076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2397528" calcext:value-type="float">
            <text:p>2.39753E-03</text:p>
          </table:table-cell>
          <table:table-cell/>
          <table:table-cell table:formula="of:=100*([.E8]-[.I8])/[.E8]" office:value-type="float" office:value="4.50980594602771" calcext:value-type="float">
            <text:p>4.50980594602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4.28779" calcext:value-type="float">
            <text:p>4.28779E+00</text:p>
          </table:table-cell>
          <table:table-cell table:formula="of:=[.D9]/[.$D$105]" office:value-type="float" office:value="0.0029297191145917" calcext:value-type="float">
            <text:p>2.92972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2804114" calcext:value-type="float">
            <text:p>2.80411E-03</text:p>
          </table:table-cell>
          <table:table-cell/>
          <table:table-cell table:formula="of:=100*([.E9]-[.I9])/[.E9]" office:value-type="float" office:value="4.28727498025709" calcext:value-type="float">
            <text:p>4.28727498025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4.91335" calcext:value-type="float">
            <text:p>4.91335E+00</text:p>
          </table:table-cell>
          <table:table-cell table:formula="of:=[.D10]/[.$D$105]" office:value-type="float" office:value="0.00335714561853055" calcext:value-type="float">
            <text:p>3.35715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3211289" calcext:value-type="float">
            <text:p>3.21129E-03</text:p>
          </table:table-cell>
          <table:table-cell/>
          <table:table-cell table:formula="of:=100*([.E10]-[.I10])/[.E10]" office:value-type="float" office:value="4.34466165916249" calcext:value-type="float">
            <text:p>4.34466165916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5.52301" calcext:value-type="float">
            <text:p>5.52301E+00</text:p>
          </table:table-cell>
          <table:table-cell table:formula="of:=[.D11]/[.$D$105]" office:value-type="float" office:value="0.00377370812634972" calcext:value-type="float">
            <text:p>3.77371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3619138" calcext:value-type="float">
            <text:p>3.61914E-03</text:p>
          </table:table-cell>
          <table:table-cell/>
          <table:table-cell table:formula="of:=100*([.E11]-[.I11])/[.E11]" office:value-type="float" office:value="4.09597460043193" calcext:value-type="float">
            <text:p>4.095974600431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6.13538" calcext:value-type="float">
            <text:p>6.13538E+00</text:p>
          </table:table-cell>
          <table:table-cell table:formula="of:=[.D12]/[.$D$105]" office:value-type="float" office:value="0.00419212229640062" calcext:value-type="float">
            <text:p>4.19212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4027746" calcext:value-type="float">
            <text:p>4.02775E-03</text:p>
          </table:table-cell>
          <table:table-cell/>
          <table:table-cell table:formula="of:=100*([.E12]-[.I12])/[.E12]" office:value-type="float" office:value="3.9210758842068" calcext:value-type="float">
            <text:p>3.9210758842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6.7423" calcext:value-type="float">
            <text:p>6.74230E+00</text:p>
          </table:table-cell>
          <table:table-cell table:formula="of:=[.D13]/[.$D$105]" office:value-type="float" office:value="0.00460681264388218" calcext:value-type="float">
            <text:p>4.60681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4437199" calcext:value-type="float">
            <text:p>4.43720E-03</text:p>
          </table:table-cell>
          <table:table-cell/>
          <table:table-cell table:formula="of:=100*([.E13]-[.I13])/[.E13]" office:value-type="float" office:value="3.68180034643749" calcext:value-type="float">
            <text:p>3.681800346437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7.35343" calcext:value-type="float">
            <text:p>7.35343E+00</text:p>
          </table:table-cell>
          <table:table-cell table:formula="of:=[.D14]/[.$D$105]" office:value-type="float" office:value="0.00502437955888978" calcext:value-type="float">
            <text:p>5.02438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4847583" calcext:value-type="float">
            <text:p>4.84758E-03</text:p>
          </table:table-cell>
          <table:table-cell/>
          <table:table-cell table:formula="of:=100*([.E14]-[.I14])/[.E14]" office:value-type="float" office:value="3.51877394646608" calcext:value-type="float">
            <text:p>3.51877394646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7.96124" calcext:value-type="float">
            <text:p>7.96124E+00</text:p>
          </table:table-cell>
          <table:table-cell table:formula="of:=[.D15]/[.$D$105]" office:value-type="float" office:value="0.00543967801684597" calcext:value-type="float">
            <text:p>5.43968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5258985" calcext:value-type="float">
            <text:p>5.25899E-03</text:p>
          </table:table-cell>
          <table:table-cell/>
          <table:table-cell table:formula="of:=100*([.E15]-[.I15])/[.E15]" office:value-type="float" office:value="3.32175941823005" calcext:value-type="float">
            <text:p>3.32175941823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8.57027" calcext:value-type="float">
            <text:p>8.57027E+00</text:p>
          </table:table-cell>
          <table:table-cell table:formula="of:=[.D16]/[.$D$105]" office:value-type="float" office:value="0.00585581006444154" calcext:value-type="float">
            <text:p>5.85581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567149" calcext:value-type="float">
            <text:p>5.67149E-03</text:p>
          </table:table-cell>
          <table:table-cell/>
          <table:table-cell table:formula="of:=100*([.E16]-[.I16])/[.E16]" office:value-type="float" office:value="3.14764417583817" calcext:value-type="float">
            <text:p>3.147644175838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9.18394" calcext:value-type="float">
            <text:p>9.18394E+00</text:p>
          </table:table-cell>
          <table:table-cell table:formula="of:=[.D17]/[.$D$105]" office:value-type="float" office:value="0.0062751124857475" calcext:value-type="float">
            <text:p>6.27511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6085185" calcext:value-type="float">
            <text:p>6.08519E-03</text:p>
          </table:table-cell>
          <table:table-cell/>
          <table:table-cell table:formula="of:=100*([.E17]-[.I17])/[.E17]" office:value-type="float" office:value="3.02667858431028" calcext:value-type="float">
            <text:p>3.026678584310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9.7812" calcext:value-type="float">
            <text:p>9.78120E+00</text:p>
          </table:table-cell>
          <table:table-cell table:formula="of:=[.D18]/[.$D$105]" office:value-type="float" office:value="0.00668320244313371" calcext:value-type="float">
            <text:p>6.68320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6500157" calcext:value-type="float">
            <text:p>6.50016E-03</text:p>
          </table:table-cell>
          <table:table-cell/>
          <table:table-cell table:formula="of:=100*([.E18]-[.I18])/[.E18]" office:value-type="float" office:value="2.73888820054779" calcext:value-type="float">
            <text:p>2.738888200547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0.3735" calcext:value-type="float">
            <text:p>1.03735E+01</text:p>
          </table:table-cell>
          <table:table-cell table:formula="of:=[.D19]/[.$D$105]" office:value-type="float" office:value="0.00708790338034674" calcext:value-type="float">
            <text:p>7.08790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6916494" calcext:value-type="float">
            <text:p>6.91649E-03</text:p>
          </table:table-cell>
          <table:table-cell/>
          <table:table-cell table:formula="of:=100*([.E19]-[.I19])/[.E19]" office:value-type="float" office:value="2.41833686421322" calcext:value-type="float">
            <text:p>2.418336864213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0.9743" calcext:value-type="float">
            <text:p>1.09743E+01</text:p>
          </table:table-cell>
          <table:table-cell table:formula="of:=[.D20]/[.$D$105]" office:value-type="float" office:value="0.00749841211422753" calcext:value-type="float">
            <text:p>7.49841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7334281" calcext:value-type="float">
            <text:p>7.33428E-03</text:p>
          </table:table-cell>
          <table:table-cell/>
          <table:table-cell table:formula="of:=100*([.E20]-[.I20])/[.E20]" office:value-type="float" office:value="2.18887828152453" calcext:value-type="float">
            <text:p>2.188878281524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1.561" calcext:value-type="float">
            <text:p>1.15610E+01</text:p>
          </table:table-cell>
          <table:table-cell table:formula="of:=[.D21]/[.$D$105]" office:value-type="float" office:value="0.0078992867383418" calcext:value-type="float">
            <text:p>7.89929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7753608" calcext:value-type="float">
            <text:p>7.75361E-03</text:p>
          </table:table-cell>
          <table:table-cell/>
          <table:table-cell table:formula="of:=100*([.E21]-[.I21])/[.E21]" office:value-type="float" office:value="1.84420116862829" calcext:value-type="float">
            <text:p>1.844201168628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1493" calcext:value-type="float">
            <text:p>1.21493E+01</text:p>
          </table:table-cell>
          <table:table-cell table:formula="of:=[.D22]/[.$D$105]" office:value-type="float" office:value="0.00830125459477001" calcext:value-type="float">
            <text:p>8.30125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8174561" calcext:value-type="float">
            <text:p>8.17456E-03</text:p>
          </table:table-cell>
          <table:table-cell/>
          <table:table-cell table:formula="of:=100*([.E22]-[.I22])/[.E22]" office:value-type="float" office:value="1.52619815864737" calcext:value-type="float">
            <text:p>1.526198158647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7386" calcext:value-type="float">
            <text:p>1.27386E+01</text:p>
          </table:table-cell>
          <table:table-cell table:formula="of:=[.D23]/[.$D$105]" office:value-type="float" office:value="0.00870390572139442" calcext:value-type="float">
            <text:p>8.70391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859723" calcext:value-type="float">
            <text:p>8.59723E-03</text:p>
          </table:table-cell>
          <table:table-cell/>
          <table:table-cell table:formula="of:=100*([.E23]-[.I23])/[.E23]" office:value-type="float" office:value="1.22560750092008" calcext:value-type="float">
            <text:p>1.225607500920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3.3131" calcext:value-type="float">
            <text:p>1.33131E+01</text:p>
          </table:table-cell>
          <table:table-cell table:formula="of:=[.D24]/[.$D$105]" office:value-type="float" office:value="0.00909644444911497" calcext:value-type="float">
            <text:p>9.09644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021703" calcext:value-type="float">
            <text:p>9.02170E-03</text:p>
          </table:table-cell>
          <table:table-cell/>
          <table:table-cell table:formula="of:=100*([.E24]-[.I24])/[.E24]" office:value-type="float" office:value="0.82165564285112" calcext:value-type="float">
            <text:p>0.82165564285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3.8973" calcext:value-type="float">
            <text:p>1.38973E+01</text:p>
          </table:table-cell>
          <table:table-cell table:formula="of:=[.D25]/[.$D$105]" office:value-type="float" office:value="0.00949561089773874" calcext:value-type="float">
            <text:p>9.49561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448069" calcext:value-type="float">
            <text:p>9.44807E-03</text:p>
          </table:table-cell>
          <table:table-cell/>
          <table:table-cell table:formula="of:=100*([.E25]-[.I25])/[.E25]" office:value-type="float" office:value="0.500672344841577" calcext:value-type="float">
            <text:p>0.5006723448415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4.4875" calcext:value-type="float">
            <text:p>1.44875E+01</text:p>
          </table:table-cell>
          <table:table-cell table:formula="of:=[.D26]/[.$D$105]" office:value-type="float" office:value="0.00989887696753973" calcext:value-type="float">
            <text:p>9.89888E-03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876417" calcext:value-type="float">
            <text:p>9.87642E-03</text:p>
          </table:table-cell>
          <table:table-cell/>
          <table:table-cell table:formula="of:=100*([.E26]-[.I26])/[.E26]" office:value-type="float" office:value="0.226894097314087" calcext:value-type="float">
            <text:p>0.2268940973140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5.0449" calcext:value-type="float">
            <text:p>1.50449E+01</text:p>
          </table:table-cell>
          <table:table-cell table:formula="of:=[.D27]/[.$D$105]" office:value-type="float" office:value="0.0102797317749052" calcext:value-type="float">
            <text:p>1.02797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1030684" calcext:value-type="float">
            <text:p>1.03068E-02</text:p>
          </table:table-cell>
          <table:table-cell/>
          <table:table-cell table:formula="of:=100*([.E27]-[.I27])/[.E27]" office:value-type="float" office:value="-0.263705568281232" calcext:value-type="float">
            <text:p>-0.2637055682812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5.5955" calcext:value-type="float">
            <text:p>1.55955E+01</text:p>
          </table:table-cell>
          <table:table-cell table:formula="of:=[.D28]/[.$D$105]" office:value-type="float" office:value="0.0106559403449364" calcext:value-type="float">
            <text:p>1.06559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1073942" calcext:value-type="float">
            <text:p>1.07394E-02</text:p>
          </table:table-cell>
          <table:table-cell/>
          <table:table-cell table:formula="of:=100*([.E28]-[.I28])/[.E28]" office:value-type="float" office:value="-0.783409557123398" calcext:value-type="float">
            <text:p>-0.7834095571233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6.1675" calcext:value-type="float">
            <text:p>1.61675E+01</text:p>
          </table:table-cell>
          <table:table-cell table:formula="of:=[.D29]/[.$D$105]" office:value-type="float" office:value="0.0110467708971664" calcext:value-type="float">
            <text:p>1.10468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114805" calcext:value-type="float">
            <text:p>1.11481E-02</text:p>
          </table:table-cell>
          <table:table-cell/>
          <table:table-cell table:formula="of:=100*([.E29]-[.I29])/[.E29]" office:value-type="float" office:value="-0.916820886179336" calcext:value-type="float">
            <text:p>-0.9168208861793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6.7107" calcext:value-type="float">
            <text:p>1.67107E+01</text:p>
          </table:table-cell>
          <table:table-cell table:formula="of:=[.D30]/[.$D$105]" office:value-type="float" office:value="0.0114179232677457" calcext:value-type="float">
            <text:p>1.14179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151854" calcext:value-type="float">
            <text:p>1.15185E-02</text:p>
          </table:table-cell>
          <table:table-cell/>
          <table:table-cell table:formula="of:=100*([.E30]-[.I30])/[.E30]" office:value-type="float" office:value="-0.881217449923919" calcext:value-type="float">
            <text:p>-0.8812174499239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7.2422" calcext:value-type="float">
            <text:p>1.72422E+01</text:p>
          </table:table-cell>
          <table:table-cell table:formula="of:=[.D31]/[.$D$105]" office:value-type="float" office:value="0.0117810813770294" calcext:value-type="float">
            <text:p>1.17811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187671" calcext:value-type="float">
            <text:p>1.18767E-02</text:p>
          </table:table-cell>
          <table:table-cell/>
          <table:table-cell table:formula="of:=100*([.E31]-[.I31])/[.E31]" office:value-type="float" office:value="-0.811713457450982" calcext:value-type="float">
            <text:p>-0.8117134574509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7.707" calcext:value-type="float">
            <text:p>1.77070E+01</text:p>
          </table:table-cell>
          <table:table-cell table:formula="of:=[.D32]/[.$D$105]" office:value-type="float" office:value="0.0120986653642261" calcext:value-type="float">
            <text:p>1.20987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222217" calcext:value-type="float">
            <text:p>1.22222E-02</text:p>
          </table:table-cell>
          <table:table-cell/>
          <table:table-cell table:formula="of:=100*([.E32]-[.I32])/[.E32]" office:value-type="float" office:value="-1.0208120652637" calcext:value-type="float">
            <text:p>-1.02081206526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8.2177" calcext:value-type="float">
            <text:p>1.82177E+01</text:p>
          </table:table-cell>
          <table:table-cell table:formula="of:=[.D33]/[.$D$105]" office:value-type="float" office:value="0.0124476114534287" calcext:value-type="float">
            <text:p>1.24476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255454" calcext:value-type="float">
            <text:p>1.25545E-02</text:p>
          </table:table-cell>
          <table:table-cell/>
          <table:table-cell table:formula="of:=100*([.E33]-[.I33])/[.E33]" office:value-type="float" office:value="-0.85902863349617" calcext:value-type="float">
            <text:p>-0.859028633496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8.6707" calcext:value-type="float">
            <text:p>1.86707E+01</text:p>
          </table:table-cell>
          <table:table-cell table:formula="of:=[.D34]/[.$D$105]" office:value-type="float" office:value="0.0127571328523102" calcext:value-type="float">
            <text:p>1.27571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287348" calcext:value-type="float">
            <text:p>1.28735E-02</text:p>
          </table:table-cell>
          <table:table-cell/>
          <table:table-cell table:formula="of:=100*([.E34]-[.I34])/[.E34]" office:value-type="float" office:value="-0.912016430625564" calcext:value-type="float">
            <text:p>-0.9120164306255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9.1282" calcext:value-type="float">
            <text:p>1.91282E+01</text:p>
          </table:table-cell>
          <table:table-cell table:formula="of:=[.D35]/[.$D$105]" office:value-type="float" office:value="0.0130697289670746" calcext:value-type="float">
            <text:p>1.30697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317865" calcext:value-type="float">
            <text:p>1.31787E-02</text:p>
          </table:table-cell>
          <table:table-cell/>
          <table:table-cell table:formula="of:=100*([.E35]-[.I35])/[.E35]" office:value-type="float" office:value="-0.833384021962467" calcext:value-type="float">
            <text:p>-0.8333840219624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9.5599" calcext:value-type="float">
            <text:p>1.95599E+01</text:p>
          </table:table-cell>
          <table:table-cell table:formula="of:=[.D36]/[.$D$105]" office:value-type="float" office:value="0.0133646967107769" calcext:value-type="float">
            <text:p>1.33647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346972" calcext:value-type="float">
            <text:p>1.34697E-02</text:p>
          </table:table-cell>
          <table:table-cell/>
          <table:table-cell table:formula="of:=100*([.E36]-[.I36])/[.E36]" office:value-type="float" office:value="-0.785826206878407" calcext:value-type="float">
            <text:p>-0.7858262068784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9.9666" calcext:value-type="float">
            <text:p>1.99666E+01</text:p>
          </table:table-cell>
          <table:table-cell table:formula="of:=[.D37]/[.$D$105]" office:value-type="float" office:value="0.013642582699574" calcext:value-type="float">
            <text:p>1.36426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374637" calcext:value-type="float">
            <text:p>1.37464E-02</text:p>
          </table:table-cell>
          <table:table-cell/>
          <table:table-cell table:formula="of:=100*([.E37]-[.I37])/[.E37]" office:value-type="float" office:value="-0.760759914097779" calcext:value-type="float">
            <text:p>-0.7607599140977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20.343" calcext:value-type="float">
            <text:p>2.03430E+01</text:p>
          </table:table-cell>
          <table:table-cell table:formula="of:=[.D38]/[.$D$105]" office:value-type="float" office:value="0.0138997656014261" calcext:value-type="float">
            <text:p>1.38998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400831" calcext:value-type="float">
            <text:p>1.40083E-02</text:p>
          </table:table-cell>
          <table:table-cell/>
          <table:table-cell table:formula="of:=100*([.E38]-[.I38])/[.E38]" office:value-type="float" office:value="-0.780908122384189" calcext:value-type="float">
            <text:p>-0.7809081223841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20.703" calcext:value-type="float">
            <text:p>2.07030E+01</text:p>
          </table:table-cell>
          <table:table-cell table:formula="of:=[.D39]/[.$D$105]" office:value-type="float" office:value="0.0141457428720604" calcext:value-type="float">
            <text:p>1.41457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425526" calcext:value-type="float">
            <text:p>1.42553E-02</text:p>
          </table:table-cell>
          <table:table-cell/>
          <table:table-cell table:formula="of:=100*([.E39]-[.I39])/[.E39]" office:value-type="float" office:value="-0.774205560854012" calcext:value-type="float">
            <text:p>-0.7742055608540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21.0285" calcext:value-type="float">
            <text:p>2.10285E+01</text:p>
          </table:table-cell>
          <table:table-cell table:formula="of:=[.D40]/[.$D$105]" office:value-type="float" office:value="0.0143681473209256" calcext:value-type="float">
            <text:p>1.43681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448697" calcext:value-type="float">
            <text:p>1.44870E-02</text:p>
          </table:table-cell>
          <table:table-cell/>
          <table:table-cell table:formula="of:=100*([.E40]-[.I40])/[.E40]" office:value-type="float" office:value="-0.82698678138794" calcext:value-type="float">
            <text:p>-0.826986781387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21.3574" calcext:value-type="float">
            <text:p>2.13574E+01</text:p>
          </table:table-cell>
          <table:table-cell table:formula="of:=[.D41]/[.$D$105]" office:value-type="float" office:value="0.0145928748884579" calcext:value-type="float">
            <text:p>1.45929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470317" calcext:value-type="float">
            <text:p>1.47032E-02</text:p>
          </table:table-cell>
          <table:table-cell/>
          <table:table-cell table:formula="of:=100*([.E41]-[.I41])/[.E41]" office:value-type="float" office:value="-0.755814823228141" calcext:value-type="float">
            <text:p>-0.7558148232281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21.6672" calcext:value-type="float">
            <text:p>2.16672E+01</text:p>
          </table:table-cell>
          <table:table-cell table:formula="of:=[.D42]/[.$D$105]" office:value-type="float" office:value="0.0148045519952426" calcext:value-type="float">
            <text:p>1.48046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490364" calcext:value-type="float">
            <text:p>1.49036E-02</text:p>
          </table:table-cell>
          <table:table-cell/>
          <table:table-cell table:formula="of:=100*([.E42]-[.I42])/[.E42]" office:value-type="float" office:value="-0.669307688535549" calcext:value-type="float">
            <text:p>-0.6693076885355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21.9037" calcext:value-type="float">
            <text:p>2.19037E+01</text:p>
          </table:table-cell>
          <table:table-cell table:formula="of:=[.D43]/[.$D$105]" office:value-type="float" office:value="0.0149661453966454" calcext:value-type="float">
            <text:p>1.49661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508816" calcext:value-type="float">
            <text:p>1.50882E-02</text:p>
          </table:table-cell>
          <table:table-cell/>
          <table:table-cell table:formula="of:=100*([.E43]-[.I43])/[.E43]" office:value-type="float" office:value="-0.815270733517997" calcext:value-type="float">
            <text:p>-0.8152707335179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22.1673" calcext:value-type="float">
            <text:p>2.21673E+01</text:p>
          </table:table-cell>
          <table:table-cell table:formula="of:=[.D44]/[.$D$105]" office:value-type="float" office:value="0.0151462554203654" calcext:value-type="float">
            <text:p>1.51463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525654" calcext:value-type="float">
            <text:p>1.52565E-02</text:p>
          </table:table-cell>
          <table:table-cell/>
          <table:table-cell table:formula="of:=100*([.E44]-[.I44])/[.E44]" office:value-type="float" office:value="-0.72813099062302" calcext:value-type="float">
            <text:p>-0.728130990623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22.3772" calcext:value-type="float">
            <text:p>2.23772E+01</text:p>
          </table:table-cell>
          <table:table-cell table:formula="of:=[.D45]/[.$D$105]" office:value-type="float" office:value="0.0152896738345491" calcext:value-type="float">
            <text:p>1.52897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540861" calcext:value-type="float">
            <text:p>1.54086E-02</text:p>
          </table:table-cell>
          <table:table-cell/>
          <table:table-cell table:formula="of:=100*([.E45]-[.I45])/[.E45]" office:value-type="float" office:value="-0.777885563406518" calcext:value-type="float">
            <text:p>-0.7778855634065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22.5537" calcext:value-type="float">
            <text:p>2.25537E+01</text:p>
          </table:table-cell>
          <table:table-cell table:formula="of:=[.D46]/[.$D$105]" office:value-type="float" office:value="0.0154102710241795" calcext:value-type="float">
            <text:p>1.54103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554418" calcext:value-type="float">
            <text:p>1.55442E-02</text:p>
          </table:table-cell>
          <table:table-cell/>
          <table:table-cell table:formula="of:=100*([.E46]-[.I46])/[.E46]" office:value-type="float" office:value="-0.868959251984544" calcext:value-type="float">
            <text:p>-0.8689592519845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22.7215" calcext:value-type="float">
            <text:p>2.27215E+01</text:p>
          </table:table-cell>
          <table:table-cell table:formula="of:=[.D47]/[.$D$105]" office:value-type="float" office:value="0.015524923763103" calcext:value-type="float">
            <text:p>1.55249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566313" calcext:value-type="float">
            <text:p>1.56631E-02</text:p>
          </table:table-cell>
          <table:table-cell/>
          <table:table-cell table:formula="of:=100*([.E47]-[.I47])/[.E47]" office:value-type="float" office:value="-0.890221678417935" calcext:value-type="float">
            <text:p>-0.8902216784179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22.9066" calcext:value-type="float">
            <text:p>2.29066E+01</text:p>
          </table:table-cell>
          <table:table-cell table:formula="of:=[.D48]/[.$D$105]" office:value-type="float" office:value="0.0156513970764207" calcext:value-type="float">
            <text:p>1.56514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576532" calcext:value-type="float">
            <text:p>1.57653E-02</text:p>
          </table:table-cell>
          <table:table-cell/>
          <table:table-cell table:formula="of:=100*([.E48]-[.I48])/[.E48]" office:value-type="float" office:value="-0.72787702607665" calcext:value-type="float">
            <text:p>-0.727877026076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23.01" calcext:value-type="float">
            <text:p>2.30100E+01</text:p>
          </table:table-cell>
          <table:table-cell table:formula="of:=[.D49]/[.$D$105]" office:value-type="float" office:value="0.0157220472147085" calcext:value-type="float">
            <text:p>1.57220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585065" calcext:value-type="float">
            <text:p>1.58507E-02</text:p>
          </table:table-cell>
          <table:table-cell/>
          <table:table-cell table:formula="of:=100*([.E49]-[.I49])/[.E49]" office:value-type="float" office:value="-0.81797735075613" calcext:value-type="float">
            <text:p>-0.817977350756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23.1481" calcext:value-type="float">
            <text:p>2.31481E+01</text:p>
          </table:table-cell>
          <table:table-cell table:formula="of:=[.D50]/[.$D$105]" office:value-type="float" office:value="0.0158164068288046" calcext:value-type="float">
            <text:p>1.58164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591902" calcext:value-type="float">
            <text:p>1.59190E-02</text:p>
          </table:table-cell>
          <table:table-cell/>
          <table:table-cell table:formula="of:=100*([.E50]-[.I50])/[.E50]" office:value-type="float" office:value="-0.648776756352283" calcext:value-type="float">
            <text:p>-0.6487767563522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23.2218" calcext:value-type="float">
            <text:p>2.32218E+01</text:p>
          </table:table-cell>
          <table:table-cell table:formula="of:=[.D51]/[.$D$105]" office:value-type="float" office:value="0.015866763842265" calcext:value-type="float">
            <text:p>1.58668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597036" calcext:value-type="float">
            <text:p>1.59704E-02</text:p>
          </table:table-cell>
          <table:table-cell/>
          <table:table-cell table:formula="of:=100*([.E51]-[.I51])/[.E51]" office:value-type="float" office:value="-0.65291296174113" calcext:value-type="float">
            <text:p>-0.652912961741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23.2697" calcext:value-type="float">
            <text:p>2.32697E+01</text:p>
          </table:table-cell>
          <table:table-cell table:formula="of:=[.D52]/[.$D$105]" office:value-type="float" office:value="0.0158994924846633" calcext:value-type="float">
            <text:p>1.58995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600462" calcext:value-type="float">
            <text:p>1.60046E-02</text:p>
          </table:table-cell>
          <table:table-cell/>
          <table:table-cell table:formula="of:=100*([.E52]-[.I52])/[.E52]" office:value-type="float" office:value="-0.661200446731889" calcext:value-type="float">
            <text:p>-0.661200446731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23.2944" calcext:value-type="float">
            <text:p>2.32944E+01</text:p>
          </table:table-cell>
          <table:table-cell table:formula="of:=[.D53]/[.$D$105]" office:value-type="float" office:value="0.0159163692585096" calcext:value-type="float">
            <text:p>1.59164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602176" calcext:value-type="float">
            <text:p>1.60218E-02</text:p>
          </table:table-cell>
          <table:table-cell/>
          <table:table-cell table:formula="of:=100*([.E53]-[.I53])/[.E53]" office:value-type="float" office:value="-0.662153156782626" calcext:value-type="float">
            <text:p>-0.6621531567826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23.282" calcext:value-type="float">
            <text:p>2.32820E+01</text:p>
          </table:table-cell>
          <table:table-cell table:formula="of:=[.D54]/[.$D$105]" office:value-type="float" office:value="0.0159078967080766" calcext:value-type="float">
            <text:p>1.59079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602176" calcext:value-type="float">
            <text:p>1.60218E-02</text:p>
          </table:table-cell>
          <table:table-cell/>
          <table:table-cell table:formula="of:=100*([.E54]-[.I54])/[.E54]" office:value-type="float" office:value="-0.715765848954698" calcext:value-type="float">
            <text:p>-0.7157658489546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23.2543" calcext:value-type="float">
            <text:p>2.32543E+01</text:p>
          </table:table-cell>
          <table:table-cell table:formula="of:=[.D55]/[.$D$105]" office:value-type="float" office:value="0.0158889701236417" calcext:value-type="float">
            <text:p>1.58890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600462" calcext:value-type="float">
            <text:p>1.60046E-02</text:p>
          </table:table-cell>
          <table:table-cell/>
          <table:table-cell table:formula="of:=100*([.E55]-[.I55])/[.E55]" office:value-type="float" office:value="-0.727862633376208" calcext:value-type="float">
            <text:p>-0.7278626333762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23.1817" calcext:value-type="float">
            <text:p>2.31817E+01</text:p>
          </table:table-cell>
          <table:table-cell table:formula="of:=[.D56]/[.$D$105]" office:value-type="float" office:value="0.0158393647073971" calcext:value-type="float">
            <text:p>1.58394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597036" calcext:value-type="float">
            <text:p>1.59704E-02</text:p>
          </table:table-cell>
          <table:table-cell/>
          <table:table-cell table:formula="of:=100*([.E56]-[.I56])/[.E56]" office:value-type="float" office:value="-0.827023652922937" calcext:value-type="float">
            <text:p>-0.8270236529229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23.0964" calcext:value-type="float">
            <text:p>2.30964E+01</text:p>
          </table:table-cell>
          <table:table-cell table:formula="of:=[.D57]/[.$D$105]" office:value-type="float" office:value="0.0157810817596607" calcext:value-type="float">
            <text:p>1.57811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591902" calcext:value-type="float">
            <text:p>1.59190E-02</text:p>
          </table:table-cell>
          <table:table-cell/>
          <table:table-cell table:formula="of:=100*([.E57]-[.I57])/[.E57]" office:value-type="float" office:value="-0.874073415498631" calcext:value-type="float">
            <text:p>-0.8740734154986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23.0093" calcext:value-type="float">
            <text:p>2.30093E+01</text:p>
          </table:table-cell>
          <table:table-cell table:formula="of:=[.D58]/[.$D$105]" office:value-type="float" office:value="0.0157215689255711" calcext:value-type="float">
            <text:p>1.57216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585065" calcext:value-type="float">
            <text:p>1.58507E-02</text:p>
          </table:table-cell>
          <table:table-cell/>
          <table:table-cell table:formula="of:=100*([.E58]-[.I58])/[.E58]" office:value-type="float" office:value="-0.821044483791628" calcext:value-type="float">
            <text:p>-0.8210444837916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22.8767" calcext:value-type="float">
            <text:p>2.28767E+01</text:p>
          </table:table-cell>
          <table:table-cell table:formula="of:=[.D59]/[.$D$105]" office:value-type="float" office:value="0.0156309672975542" calcext:value-type="float">
            <text:p>1.56310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576532" calcext:value-type="float">
            <text:p>1.57653E-02</text:p>
          </table:table-cell>
          <table:table-cell/>
          <table:table-cell table:formula="of:=100*([.E59]-[.I59])/[.E59]" office:value-type="float" office:value="-0.859529035460413" calcext:value-type="float">
            <text:p>-0.8595290354604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22.7037" calcext:value-type="float">
            <text:p>2.27037E+01</text:p>
          </table:table-cell>
          <table:table-cell table:formula="of:=[.D60]/[.$D$105]" office:value-type="float" office:value="0.0155127615536105" calcext:value-type="float">
            <text:p>1.55128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566313" calcext:value-type="float">
            <text:p>1.56631E-02</text:p>
          </table:table-cell>
          <table:table-cell/>
          <table:table-cell table:formula="of:=100*([.E60]-[.I60])/[.E60]" office:value-type="float" office:value="-0.969320941792624" calcext:value-type="float">
            <text:p>-0.9693209417926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22.5444" calcext:value-type="float">
            <text:p>2.25444E+01</text:p>
          </table:table-cell>
          <table:table-cell table:formula="of:=[.D61]/[.$D$105]" office:value-type="float" office:value="0.0154039166113548" calcext:value-type="float">
            <text:p>1.54039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554418" calcext:value-type="float">
            <text:p>1.55442E-02</text:p>
          </table:table-cell>
          <table:table-cell/>
          <table:table-cell table:formula="of:=100*([.E61]-[.I61])/[.E61]" office:value-type="float" office:value="-0.910569643968389" calcext:value-type="float">
            <text:p>-0.9105696439683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22.3396" calcext:value-type="float">
            <text:p>2.23396E+01</text:p>
          </table:table-cell>
          <table:table-cell table:formula="of:=[.D62]/[.$D$105]" office:value-type="float" office:value="0.0152639828751717" calcext:value-type="float">
            <text:p>1.52640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540861" calcext:value-type="float">
            <text:p>1.54086E-02</text:p>
          </table:table-cell>
          <table:table-cell/>
          <table:table-cell table:formula="of:=100*([.E62]-[.I62])/[.E62]" office:value-type="float" office:value="-0.947505811628965" calcext:value-type="float">
            <text:p>-0.9475058116289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22.1274" calcext:value-type="float">
            <text:p>2.21274E+01</text:p>
          </table:table-cell>
          <table:table-cell table:formula="of:=[.D63]/[.$D$105]" office:value-type="float" office:value="0.0151189929395368" calcext:value-type="float">
            <text:p>1.51190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525654" calcext:value-type="float">
            <text:p>1.52565E-02</text:p>
          </table:table-cell>
          <table:table-cell/>
          <table:table-cell table:formula="of:=100*([.E63]-[.I63])/[.E63]" office:value-type="float" office:value="-0.909763375201448" calcext:value-type="float">
            <text:p>-0.9097633752014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21.8779" calcext:value-type="float">
            <text:p>2.18779E+01</text:p>
          </table:table-cell>
          <table:table-cell table:formula="of:=[.D64]/[.$D$105]" office:value-type="float" office:value="0.0149485170255833" calcext:value-type="float">
            <text:p>1.49485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508816" calcext:value-type="float">
            <text:p>1.50882E-02</text:p>
          </table:table-cell>
          <table:table-cell/>
          <table:table-cell table:formula="of:=100*([.E64]-[.I64])/[.E64]" office:value-type="float" office:value="-0.934159383019144" calcext:value-type="float">
            <text:p>-0.9341593830191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21.6231" calcext:value-type="float">
            <text:p>2.16231E+01</text:p>
          </table:table-cell>
          <table:table-cell table:formula="of:=[.D65]/[.$D$105]" office:value-type="float" office:value="0.0147744197795899" calcext:value-type="float">
            <text:p>1.47744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490364" calcext:value-type="float">
            <text:p>1.49036E-02</text:p>
          </table:table-cell>
          <table:table-cell/>
          <table:table-cell table:formula="of:=100*([.E65]-[.I65])/[.E65]" office:value-type="float" office:value="-0.874621286912478" calcext:value-type="float">
            <text:p>-0.8746212869124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21.3216" calcext:value-type="float">
            <text:p>2.13216E+01</text:p>
          </table:table-cell>
          <table:table-cell table:formula="of:=[.D66]/[.$D$105]" office:value-type="float" office:value="0.0145684138154337" calcext:value-type="float">
            <text:p>1.45684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470317" calcext:value-type="float">
            <text:p>1.47032E-02</text:p>
          </table:table-cell>
          <table:table-cell/>
          <table:table-cell table:formula="of:=100*([.E66]-[.I66])/[.E66]" office:value-type="float" office:value="-0.924988720622016" calcext:value-type="float">
            <text:p>-0.9249887206220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20.9978" calcext:value-type="float">
            <text:p>2.09978E+01</text:p>
          </table:table-cell>
          <table:table-cell table:formula="of:=[.D67]/[.$D$105]" office:value-type="float" office:value="0.014347170925902" calcext:value-type="float">
            <text:p>1.43472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448697" calcext:value-type="float">
            <text:p>1.44870E-02</text:p>
          </table:table-cell>
          <table:table-cell/>
          <table:table-cell table:formula="of:=100*([.E67]-[.I67])/[.E67]" office:value-type="float" office:value="-0.974401676957861" calcext:value-type="float">
            <text:p>-0.9744016769578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20.6455" calcext:value-type="float">
            <text:p>2.06455E+01</text:p>
          </table:table-cell>
          <table:table-cell table:formula="of:=[.D68]/[.$D$105]" office:value-type="float" office:value="0.0141064548357785" calcext:value-type="float">
            <text:p>1.41065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425526" calcext:value-type="float">
            <text:p>1.42553E-02</text:p>
          </table:table-cell>
          <table:table-cell/>
          <table:table-cell table:formula="of:=100*([.E68]-[.I68])/[.E68]" office:value-type="float" office:value="-1.0548728646129" calcext:value-type="float">
            <text:p>-1.05487286461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20.2975" calcext:value-type="float">
            <text:p>2.02975E+01</text:p>
          </table:table-cell>
          <table:table-cell table:formula="of:=[.D69]/[.$D$105]" office:value-type="float" office:value="0.0138686768074987" calcext:value-type="float">
            <text:p>1.38687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400831" calcext:value-type="float">
            <text:p>1.40083E-02</text:p>
          </table:table-cell>
          <table:table-cell/>
          <table:table-cell table:formula="of:=100*([.E69]-[.I69])/[.E69]" office:value-type="float" office:value="-1.00682418690297" calcext:value-type="float">
            <text:p>-1.006824186902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19.9353" calcext:value-type="float">
            <text:p>1.99353E+01</text:p>
          </table:table-cell>
          <table:table-cell table:formula="of:=[.D70]/[.$D$105]" office:value-type="float" office:value="0.0136211963424328" calcext:value-type="float">
            <text:p>1.36212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374637" calcext:value-type="float">
            <text:p>1.37464E-02</text:p>
          </table:table-cell>
          <table:table-cell/>
          <table:table-cell table:formula="of:=100*([.E70]-[.I70])/[.E70]" office:value-type="float" office:value="-0.918962288042631" calcext:value-type="float">
            <text:p>-0.9189622880426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19.5318" calcext:value-type="float">
            <text:p>1.95318E+01</text:p>
          </table:table-cell>
          <table:table-cell table:formula="of:=[.D71]/[.$D$105]" office:value-type="float" office:value="0.0133454968182635" calcext:value-type="float">
            <text:p>1.33455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346972" calcext:value-type="float">
            <text:p>1.34697E-02</text:p>
          </table:table-cell>
          <table:table-cell/>
          <table:table-cell table:formula="of:=100*([.E71]-[.I71])/[.E71]" office:value-type="float" office:value="-0.930824707600989" calcext:value-type="float">
            <text:p>-0.9308247076009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19.1148" calcext:value-type="float">
            <text:p>1.91148E+01</text:p>
          </table:table-cell>
          <table:table-cell table:formula="of:=[.D72]/[.$D$105]" office:value-type="float" office:value="0.0130605731464455" calcext:value-type="float">
            <text:p>1.30606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317865" calcext:value-type="float">
            <text:p>1.31787E-02</text:p>
          </table:table-cell>
          <table:table-cell/>
          <table:table-cell table:formula="of:=100*([.E72]-[.I72])/[.E72]" office:value-type="float" office:value="-0.904070994668674" calcext:value-type="float">
            <text:p>-0.9040709946686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18.6729" calcext:value-type="float">
            <text:p>1.86729E+01</text:p>
          </table:table-cell>
          <table:table-cell table:formula="of:=[.D73]/[.$D$105]" office:value-type="float" office:value="0.0127586360467419" calcext:value-type="float">
            <text:p>1.2758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287348" calcext:value-type="float">
            <text:p>1.28735E-02</text:p>
          </table:table-cell>
          <table:table-cell/>
          <table:table-cell table:formula="of:=100*([.E73]-[.I73])/[.E73]" office:value-type="float" office:value="-0.900127198842906" calcext:value-type="float">
            <text:p>-0.9001271988429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18.2294" calcext:value-type="float">
            <text:p>1.82294E+01</text:p>
          </table:table-cell>
          <table:table-cell table:formula="of:=[.D74]/[.$D$105]" office:value-type="float" office:value="0.0124556057147243" calcext:value-type="float">
            <text:p>1.24556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255454" calcext:value-type="float">
            <text:p>1.25545E-02</text:p>
          </table:table-cell>
          <table:table-cell/>
          <table:table-cell table:formula="of:=100*([.E74]-[.I74])/[.E74]" office:value-type="float" office:value="-0.794295255820007" calcext:value-type="float">
            <text:p>-0.7942952558200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17.7382" calcext:value-type="float">
            <text:p>1.77382E+01</text:p>
          </table:table-cell>
          <table:table-cell table:formula="of:=[.D75]/[.$D$105]" office:value-type="float" office:value="0.0121199833943478" calcext:value-type="float">
            <text:p>1.2120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222217" calcext:value-type="float">
            <text:p>1.22222E-02</text:p>
          </table:table-cell>
          <table:table-cell/>
          <table:table-cell table:formula="of:=100*([.E75]-[.I75])/[.E75]" office:value-type="float" office:value="-0.843124964179868" calcext:value-type="float">
            <text:p>-0.8431249641798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17.2443" calcext:value-type="float">
            <text:p>1.72443E+01</text:p>
          </table:table-cell>
          <table:table-cell table:formula="of:=[.D76]/[.$D$105]" office:value-type="float" office:value="0.0117825162444414" calcext:value-type="float">
            <text:p>1.1782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187671" calcext:value-type="float">
            <text:p>1.18767E-02</text:p>
          </table:table-cell>
          <table:table-cell/>
          <table:table-cell table:formula="of:=100*([.E76]-[.I76])/[.E76]" office:value-type="float" office:value="-0.799436670439872" calcext:value-type="float">
            <text:p>-0.7994366704398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16.7253" calcext:value-type="float">
            <text:p>1.67253E+01</text:p>
          </table:table-cell>
          <table:table-cell table:formula="of:=[.D77]/[.$D$105]" office:value-type="float" office:value="0.0114278990126103" calcext:value-type="float">
            <text:p>1.14279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151854" calcext:value-type="float">
            <text:p>1.15185E-02</text:p>
          </table:table-cell>
          <table:table-cell/>
          <table:table-cell table:formula="of:=100*([.E77]-[.I77])/[.E77]" office:value-type="float" office:value="-0.793155306060018" calcext:value-type="float">
            <text:p>-0.793155306060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16.1841" calcext:value-type="float">
            <text:p>1.61841E+01</text:p>
          </table:table-cell>
          <table:table-cell table:formula="of:=[.D78]/[.$D$105]" office:value-type="float" office:value="0.0110581131824235" calcext:value-type="float">
            <text:p>1.10581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114805" calcext:value-type="float">
            <text:p>1.11481E-02</text:p>
          </table:table-cell>
          <table:table-cell/>
          <table:table-cell table:formula="of:=100*([.E78]-[.I78])/[.E78]" office:value-type="float" office:value="-0.813310698605015" calcext:value-type="float">
            <text:p>-0.8133106986050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15.6415" calcext:value-type="float">
            <text:p>1.56415E+01</text:p>
          </table:table-cell>
          <table:table-cell table:formula="of:=[.D79]/[.$D$105]" office:value-type="float" office:value="0.0106873707739619" calcext:value-type="float">
            <text:p>1.06874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1073942" calcext:value-type="float">
            <text:p>1.07394E-02</text:p>
          </table:table-cell>
          <table:table-cell/>
          <table:table-cell table:formula="of:=100*([.E79]-[.I79])/[.E79]" office:value-type="float" office:value="-0.487016190782018" calcext:value-type="float">
            <text:p>-0.487016190782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15.0613" calcext:value-type="float">
            <text:p>1.50613E+01</text:p>
          </table:table-cell>
          <table:table-cell table:formula="of:=[.D80]/[.$D$105]" office:value-type="float" office:value="0.0102909374061229" calcext:value-type="float">
            <text:p>1.02909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1030684" calcext:value-type="float">
            <text:p>1.03068E-02</text:p>
          </table:table-cell>
          <table:table-cell/>
          <table:table-cell table:formula="of:=100*([.E80]-[.I80])/[.E80]" office:value-type="float" office:value="-0.154530080686707" calcext:value-type="float">
            <text:p>-0.1545300806867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14.5208" calcext:value-type="float">
            <text:p>1.45208E+01</text:p>
          </table:table-cell>
          <table:table-cell table:formula="of:=[.D81]/[.$D$105]" office:value-type="float" office:value="0.0099216298650734" calcext:value-type="float">
            <text:p>9.92163E-03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876417" calcext:value-type="float">
            <text:p>9.87642E-03</text:p>
          </table:table-cell>
          <table:table-cell/>
          <table:table-cell table:formula="of:=100*([.E81]-[.I81])/[.E81]" office:value-type="float" office:value="0.455699977607106" calcext:value-type="float">
            <text:p>0.4556999776071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13.9483" calcext:value-type="float">
            <text:p>1.39483E+01</text:p>
          </table:table-cell>
          <table:table-cell table:formula="of:=[.D82]/[.$D$105]" office:value-type="float" office:value="0.00953045767774526" calcext:value-type="float">
            <text:p>9.53046E-03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448069" calcext:value-type="float">
            <text:p>9.44807E-03</text:p>
          </table:table-cell>
          <table:table-cell/>
          <table:table-cell table:formula="of:=100*([.E82]-[.I82])/[.E82]" office:value-type="float" office:value="0.864477662365024" calcext:value-type="float">
            <text:p>0.864477662365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13.3827" calcext:value-type="float">
            <text:p>1.33827E+01</text:p>
          </table:table-cell>
          <table:table-cell table:formula="of:=[.D83]/[.$D$105]" office:value-type="float" office:value="0.00914400005477094" calcext:value-type="float">
            <text:p>9.14400E-03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021703" calcext:value-type="float">
            <text:p>9.02170E-03</text:p>
          </table:table-cell>
          <table:table-cell/>
          <table:table-cell table:formula="of:=100*([.E83]-[.I83])/[.E83]" office:value-type="float" office:value="1.33745684643922" calcext:value-type="float">
            <text:p>1.337456846439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12.7963" calcext:value-type="float">
            <text:p>1.27963E+01</text:p>
          </table:table-cell>
          <table:table-cell table:formula="of:=[.D84]/[.$D$105]" office:value-type="float" office:value="0.00874333041171552" calcext:value-type="float">
            <text:p>8.74333E-03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859723" calcext:value-type="float">
            <text:p>8.59723E-03</text:p>
          </table:table-cell>
          <table:table-cell/>
          <table:table-cell table:formula="of:=100*([.E84]-[.I84])/[.E84]" office:value-type="float" office:value="1.67099268626238" calcext:value-type="float">
            <text:p>1.670992686262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12.2148" calcext:value-type="float">
            <text:p>1.22148E+01</text:p>
          </table:table-cell>
          <table:table-cell table:formula="of:=[.D85]/[.$D$105]" office:value-type="float" office:value="0.00834600879262152" calcext:value-type="float">
            <text:p>8.34601E-03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8174561" calcext:value-type="float">
            <text:p>8.17456E-03</text:p>
          </table:table-cell>
          <table:table-cell/>
          <table:table-cell table:formula="of:=100*([.E85]-[.I85])/[.E85]" office:value-type="float" office:value="2.05424888568405" calcext:value-type="float">
            <text:p>2.054248885684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11.6219" calcext:value-type="float">
            <text:p>1.16219E+01</text:p>
          </table:table-cell>
          <table:table-cell table:formula="of:=[.D86]/[.$D$105]" office:value-type="float" office:value="0.00794089789329077" calcext:value-type="float">
            <text:p>7.94090E-03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7753608" calcext:value-type="float">
            <text:p>7.75361E-03</text:p>
          </table:table-cell>
          <table:table-cell/>
          <table:table-cell table:formula="of:=100*([.E86]-[.I86])/[.E86]" office:value-type="float" office:value="2.35854806103237" calcext:value-type="float">
            <text:p>2.358548061032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11.0066" calcext:value-type="float">
            <text:p>1.10066E+01</text:p>
          </table:table-cell>
          <table:table-cell table:formula="of:=[.D87]/[.$D$105]" office:value-type="float" office:value="0.00752048174156499" calcext:value-type="float">
            <text:p>7.52048E-03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7334281" calcext:value-type="float">
            <text:p>7.33428E-03</text:p>
          </table:table-cell>
          <table:table-cell/>
          <table:table-cell table:formula="of:=100*([.E87]-[.I87])/[.E87]" office:value-type="float" office:value="2.47591508049115" calcext:value-type="float">
            <text:p>2.475915080491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10.402" calcext:value-type="float">
            <text:p>1.04020E+01</text:p>
          </table:table-cell>
          <table:table-cell table:formula="of:=[.D88]/[.$D$105]" office:value-type="float" office:value="0.00710737658093862" calcext:value-type="float">
            <text:p>7.10738E-03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6916494" calcext:value-type="float">
            <text:p>6.91649E-03</text:p>
          </table:table-cell>
          <table:table-cell/>
          <table:table-cell table:formula="of:=100*([.E88]-[.I88])/[.E88]" office:value-type="float" office:value="2.68569673725395" calcext:value-type="float">
            <text:p>2.685696737253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9.78269" calcext:value-type="float">
            <text:p>9.78269E+00</text:p>
          </table:table-cell>
          <table:table-cell table:formula="of:=[.D89]/[.$D$105]" office:value-type="float" office:value="0.00668422051572606" calcext:value-type="float">
            <text:p>6.68422E-03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6500157" calcext:value-type="float">
            <text:p>6.50016E-03</text:p>
          </table:table-cell>
          <table:table-cell/>
          <table:table-cell table:formula="of:=100*([.E89]-[.I89])/[.E89]" office:value-type="float" office:value="2.75370202543456" calcext:value-type="float">
            <text:p>2.753702025434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9.17871" calcext:value-type="float">
            <text:p>9.17871E+00</text:p>
          </table:table-cell>
          <table:table-cell table:formula="of:=[.D90]/[.$D$105]" office:value-type="float" office:value="0.00627153898262134" calcext:value-type="float">
            <text:p>6.27154E-03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6085185" calcext:value-type="float">
            <text:p>6.08519E-03</text:p>
          </table:table-cell>
          <table:table-cell/>
          <table:table-cell table:formula="of:=100*([.E90]-[.I90])/[.E90]" office:value-type="float" office:value="2.97142349170967" calcext:value-type="float">
            <text:p>2.971423491709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8.58273" calcext:value-type="float">
            <text:p>8.58273E+00</text:p>
          </table:table-cell>
          <table:table-cell table:formula="of:=[.D91]/[.$D$105]" office:value-type="float" office:value="0.00586432361108627" calcext:value-type="float">
            <text:p>5.86432E-03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567149" calcext:value-type="float">
            <text:p>5.67149E-03</text:p>
          </table:table-cell>
          <table:table-cell/>
          <table:table-cell table:formula="of:=100*([.E91]-[.I91])/[.E91]" office:value-type="float" office:value="3.2882498285348" calcext:value-type="float">
            <text:p>3.28824982853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7.96955" calcext:value-type="float">
            <text:p>7.96955E+00</text:p>
          </table:table-cell>
          <table:table-cell table:formula="of:=[.D92]/[.$D$105]" office:value-type="float" office:value="0.00544535599217645" calcext:value-type="float">
            <text:p>5.44536E-03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5258985" calcext:value-type="float">
            <text:p>5.25899E-03</text:p>
          </table:table-cell>
          <table:table-cell/>
          <table:table-cell table:formula="of:=100*([.E92]-[.I92])/[.E92]" office:value-type="float" office:value="3.42256764193593" calcext:value-type="float">
            <text:p>3.422567641935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7.36712" calcext:value-type="float">
            <text:p>7.36712E+00</text:p>
          </table:table-cell>
          <table:table-cell table:formula="of:=[.D93]/[.$D$105]" office:value-type="float" office:value="0.00503373352787585" calcext:value-type="float">
            <text:p>5.03373E-03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4847583" calcext:value-type="float">
            <text:p>4.84758E-03</text:p>
          </table:table-cell>
          <table:table-cell/>
          <table:table-cell table:formula="of:=100*([.E93]-[.I93])/[.E93]" office:value-type="float" office:value="3.69806082989861" calcext:value-type="float">
            <text:p>3.698060829898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6.75081" calcext:value-type="float">
            <text:p>6.75081E+00</text:p>
          </table:table-cell>
          <table:table-cell table:formula="of:=[.D94]/[.$D$105]" office:value-type="float" office:value="0.0046126272732519" calcext:value-type="float">
            <text:p>4.61263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4437199" calcext:value-type="float">
            <text:p>4.43720E-03</text:p>
          </table:table-cell>
          <table:table-cell/>
          <table:table-cell table:formula="of:=100*([.E94]-[.I94])/[.E94]" office:value-type="float" office:value="3.80321805469061" calcext:value-type="float">
            <text:p>3.803218054690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6.14025" calcext:value-type="float">
            <text:p>6.14025E+00</text:p>
          </table:table-cell>
          <table:table-cell table:formula="of:=[.D95]/[.$D$105]" office:value-type="float" office:value="0.00419544982225614" calcext:value-type="float">
            <text:p>4.19545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4027746" calcext:value-type="float">
            <text:p>4.02775E-03</text:p>
          </table:table-cell>
          <table:table-cell/>
          <table:table-cell table:formula="of:=100*([.E95]-[.I95])/[.E95]" office:value-type="float" office:value="3.99727870338243" calcext:value-type="float">
            <text:p>3.997278703382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5.5171" calcext:value-type="float">
            <text:p>5.51710E+00</text:p>
          </table:table-cell>
          <table:table-cell table:formula="of:=[.D96]/[.$D$105]" office:value-type="float" office:value="0.00376966999949014" calcext:value-type="float">
            <text:p>3.76967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3619138" calcext:value-type="float">
            <text:p>3.61914E-03</text:p>
          </table:table-cell>
          <table:table-cell/>
          <table:table-cell table:formula="of:=100*([.E96]-[.I96])/[.E96]" office:value-type="float" office:value="3.99324077466993" calcext:value-type="float">
            <text:p>3.993240774669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4.90573" calcext:value-type="float">
            <text:p>4.90573E+00</text:p>
          </table:table-cell>
          <table:table-cell table:formula="of:=[.D97]/[.$D$105]" office:value-type="float" office:value="0.00335193909963546" calcext:value-type="float">
            <text:p>3.35194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3211289" calcext:value-type="float">
            <text:p>3.21129E-03</text:p>
          </table:table-cell>
          <table:table-cell/>
          <table:table-cell table:formula="of:=100*([.E97]-[.I97])/[.E97]" office:value-type="float" office:value="4.19608159500144" calcext:value-type="float">
            <text:p>4.196081595001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4.29767" calcext:value-type="float">
            <text:p>4.29767E+00</text:p>
          </table:table-cell>
          <table:table-cell table:formula="of:=[.D98]/[.$D$105]" office:value-type="float" office:value="0.00293646982413021" calcext:value-type="float">
            <text:p>2.93647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2804114" calcext:value-type="float">
            <text:p>2.80411E-03</text:p>
          </table:table-cell>
          <table:table-cell/>
          <table:table-cell table:formula="of:=100*([.E98]-[.I98])/[.E98]" office:value-type="float" office:value="4.50731088882939" calcext:value-type="float">
            <text:p>4.507310888829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3.68512" calcext:value-type="float">
            <text:p>3.68512E+00</text:p>
          </table:table-cell>
          <table:table-cell table:formula="of:=[.D99]/[.$D$105]" office:value-type="float" office:value="0.002517932665444" calcext:value-type="float">
            <text:p>2.51793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2397528" calcext:value-type="float">
            <text:p>2.39753E-03</text:p>
          </table:table-cell>
          <table:table-cell/>
          <table:table-cell table:formula="of:=100*([.E99]-[.I99])/[.E99]" office:value-type="float" office:value="4.78188583421745" calcext:value-type="float">
            <text:p>4.781885834217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3.06977" calcext:value-type="float">
            <text:p>3.06977E+00</text:p>
          </table:table-cell>
          <table:table-cell table:formula="of:=[.D100]/[.$D$105]" office:value-type="float" office:value="0.00209748235020842" calcext:value-type="float">
            <text:p>2.09748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1991444" calcext:value-type="float">
            <text:p>1.99144E-03</text:p>
          </table:table-cell>
          <table:table-cell/>
          <table:table-cell table:formula="of:=100*([.E100]-[.I100])/[.E100]" office:value-type="float" office:value="5.05550619760321" calcext:value-type="float">
            <text:p>5.055506197603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2.44168" calcext:value-type="float">
            <text:p>2.44168E+00</text:p>
          </table:table-cell>
          <table:table-cell table:formula="of:=[.D101]/[.$D$105]" office:value-type="float" office:value="0.00166832717267316" calcext:value-type="float">
            <text:p>1.66833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1585779" calcext:value-type="float">
            <text:p>1.58578E-03</text:p>
          </table:table-cell>
          <table:table-cell/>
          <table:table-cell table:formula="of:=100*([.E101]-[.I101])/[.E101]" office:value-type="float" office:value="4.9479606893229" calcext:value-type="float">
            <text:p>4.94796068932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1.81201" calcext:value-type="float">
            <text:p>1.81201E+00</text:p>
          </table:table-cell>
          <table:table-cell table:formula="of:=[.D102]/[.$D$105]" office:value-type="float" office:value="0.0012380924282279" calcext:value-type="float">
            <text:p>1.23809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1180446" calcext:value-type="float">
            <text:p>1.18045E-03</text:p>
          </table:table-cell>
          <table:table-cell/>
          <table:table-cell table:formula="of:=100*([.E102]-[.I102])/[.E102]" office:value-type="float" office:value="4.65606823154636" calcext:value-type="float">
            <text:p>4.65606823154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1.14076" calcext:value-type="float">
            <text:p>1.14076E+00</text:p>
          </table:table-cell>
          <table:table-cell table:formula="of:=[.D103]/[.$D$105]" office:value-type="float" office:value="0.000779447309024374" calcext:value-type="float">
            <text:p>7.79447E-04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07753613" calcext:value-type="float">
            <text:p>7.75361E-04</text:p>
          </table:table-cell>
          <table:table-cell/>
          <table:table-cell table:formula="of:=100*([.E103]-[.I103])/[.E103]" office:value-type="float" office:value="0.524218760789421" calcext:value-type="float">
            <text:p>0.524218760789421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1463.54986" calcext:value-type="float">
            <text:p>1.46355E+03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3:32:44.553700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0-17T13:34:17.383111819</dc:date>
    <meta:editing-duration>PT1H14M18S</meta:editing-duration>
    <meta:editing-cycles>5</meta:editing-cycles>
    <meta:generator>LibreOffice/6.4.6.2$Linux_X86_64 LibreOffice_project/40$Build-2</meta:generator>
    <meta:document-statistic meta:table-count="2" meta:cell-count="126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74cm" svg:height="16.602cm" xlink:href=".." xlink:type="simple" chart:class="chart:scatter" chart:style-name="ch1">
        <chart:legend chart:legend-position="end" svg:x="18.291cm" svg:y="1.258cm" style:legend-expansion="custom" chartooo:width="3.123cm" chartooo:height="1.101cm" style:legend-expansion-aspect-ratio="2.83651226158038" chart:style-name="ch2"/>
        <chart:plot-area chart:style-name="ch3" table:cell-range-address="Sheet1.B3:Sheet1.C52 Sheet1.C2:Sheet1.C2 Sheet1.H2:Sheet1.H2 Sheet1.H52:Sheet1.H52" chart:data-source-has-labels="row" svg:x="2.848cm" svg:y="0.5cm" svg:width="19.276cm" svg:height="15.222cm">
          <chartooo:coordinate-region svg:x="3.76cm" svg:y="0.699cm" svg:width="18.084cm" svg:height="14.3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52" chart:label-cell-address="Sheet1.C2:Sheet1.C2" chart:class="chart:scatter">
            <chart:domain table:cell-range-address="Sheet1.B3:Sheet1.B52"/>
            <chart:data-point chart:repeated="50"/>
          </chart:series>
          <chart:series chart:style-name="ch8" chart:values-cell-range-address="Sheet1.H52:Sheet1.H52" chart:label-cell-address="Sheet1.H2:Sheet1.H2" chart:class="chart:scatter">
            <chart:domain table:cell-range-address="Sheet1.F3:Sheet1.F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</text:p>
                <draw:g>
                  <svg:desc>Sheet1.C2:Sheet1.C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MILONGA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3:Sheet1.B52</svg:desc>
                </draw:g>
              </table:table-cell>
              <table:table-cell office:value-type="float" office:value="0.001896741">
                <text:p>0.001896741</text:p>
                <draw:g>
                  <svg:desc>Sheet1.C3:Sheet1.C52</svg:desc>
                </draw:g>
              </table:table-cell>
              <table:table-cell office:value-type="float" office:value="2">
                <text:p>2</text:p>
                <draw:g>
                  <svg:desc>Sheet1.F3:Sheet1.F52</svg:desc>
                </draw:g>
              </table:table-cell>
              <table:table-cell office:value-type="float" office:value="0.00098663588949678">
                <text:p>0.00098663588949678</text:p>
                <draw:g>
                  <svg:desc>Sheet1.H52:Sheet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3786284">
                <text:p>0.0037862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566146">
                <text:p>0.0056614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515153">
                <text:p>0.00751515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340331">
                <text:p>0.00934033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1113007">
                <text:p>0.0111300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1287757">
                <text:p>0.0128775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1457621">
                <text:p>0.0145762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1621955">
                <text:p>0.0162195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1780135">
                <text:p>0.0178013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1931561">
                <text:p>0.019315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2075659">
                <text:p>0.0207565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2211881">
                <text:p>0.022118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2339713">
                <text:p>0.02339713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2458669">
                <text:p>0.0245866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2568298">
                <text:p>0.0256829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2668184">
                <text:p>0.0266818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2757948">
                <text:p>0.0275794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2837251">
                <text:p>0.02837251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2905792">
                <text:p>0.02905792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2963311">
                <text:p>0.0296331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300959">
                <text:p>0.030095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3044453">
                <text:p>0.03044453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3067769">
                <text:p>0.03067769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3079449">
                <text:p>0.0307944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3079449">
                <text:p>0.03079449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3067769">
                <text:p>0.03067769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3044453">
                <text:p>0.0304445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300959">
                <text:p>0.0300959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2963311">
                <text:p>0.02963311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2905792">
                <text:p>0.0290579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2837251">
                <text:p>0.02837251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2757948">
                <text:p>0.02757948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2668184">
                <text:p>0.0266818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2568298">
                <text:p>0.0256829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2458669">
                <text:p>0.02458669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2339713">
                <text:p>0.02339713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2211881">
                <text:p>0.0221188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2075659">
                <text:p>0.02075659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1931561">
                <text:p>0.01931561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1780135">
                <text:p>0.01780135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1621955">
                <text:p>0.01621955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1457621">
                <text:p>0.0145762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1287757">
                <text:p>0.01287757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1113007">
                <text:p>0.0111300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9340331">
                <text:p>0.009340331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7515153">
                <text:p>0.007515153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566146">
                <text:p>0.00566146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3786284">
                <text:p>0.00378628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896741">
                <text:p>0.001896741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2.325cm" chartooo:height="0.598cm" style:legend-expansion-aspect-ratio="3.88795986622074" chart:style-name="ch2"/>
        <chart:plot-area chart:style-name="ch3" table:cell-range-address="Sheet2.C4:Sheet2.C103 Sheet2.E3:Sheet2.E103 Sheet2.I3:Sheet2.I103" chart:data-source-has-labels="row" svg:x="0.418cm" svg:y="0.218cm" svg:width="20.181cm" svg:height="10.533cm">
          <chartooo:coordinate-region svg:x="1.33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4:Sheet2.E103" chart:label-cell-address="Sheet2.E3:Sheet2.E3" chart:class="chart:scatter">
            <chart:domain table:cell-range-address="Sheet2.C4:Sheet2.C103"/>
            <chart:data-point chart:repeated="100"/>
          </chart:series>
          <chart:series chart:style-name="ch8" chart:values-cell-range-address="Sheet2.I4:Sheet2.I103" chart:label-cell-address="Sheet2.I3:Sheet2.I3" chart:class="chart:scatter">
            <chart:domain table:cell-range-address="Sheet2.H4:Sheet2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Sheet2.E3:Sheet2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Sheet2.I3:Sheet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C4:Sheet2.C103</svg:desc>
                </draw:g>
              </table:table-cell>
              <table:table-cell office:value-type="float" office:value="0.000778442901835951">
                <text:p>0.000778442901835951</text:p>
                <draw:g>
                  <svg:desc>Sheet2.E4:Sheet2.E103</svg:desc>
                </draw:g>
              </table:table-cell>
              <table:table-cell office:value-type="float" office:value="1">
                <text:p>1</text:p>
                <draw:g>
                  <svg:desc>Sheet2.H4:Sheet2.H103</svg:desc>
                </draw:g>
              </table:table-cell>
              <table:table-cell office:value-type="float" office:value="0.0007753613">
                <text:p>0.0007753613</text:p>
                <draw:g>
                  <svg:desc>Sheet2.I4:Sheet2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123900117758885">
                <text:p>0.00123900117758885</text:p>
              </table:table-cell>
              <table:table-cell office:value-type="float" office:value="3">
                <text:p>3</text:p>
              </table:table-cell>
              <table:table-cell office:value-type="float" office:value="0.001180446">
                <text:p>0.001180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166482199656662">
                <text:p>0.00166482199656662</text:p>
              </table:table-cell>
              <table:table-cell office:value-type="float" office:value="5">
                <text:p>5</text:p>
              </table:table-cell>
              <table:table-cell office:value-type="float" office:value="0.001585779">
                <text:p>0.001585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209261746641143">
                <text:p>0.00209261746641143</text:p>
              </table:table-cell>
              <table:table-cell office:value-type="float" office:value="7">
                <text:p>7</text:p>
              </table:table-cell>
              <table:table-cell office:value-type="float" office:value="0.001991444">
                <text:p>0.001991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251075832838384">
                <text:p>0.00251075832838384</text:p>
              </table:table-cell>
              <table:table-cell office:value-type="float" office:value="9">
                <text:p>9</text:p>
              </table:table-cell>
              <table:table-cell office:value-type="float" office:value="0.002397528">
                <text:p>0.002397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29297191145917">
                <text:p>0.0029297191145917</text:p>
              </table:table-cell>
              <table:table-cell office:value-type="float" office:value="11">
                <text:p>11</text:p>
              </table:table-cell>
              <table:table-cell office:value-type="float" office:value="0.002804114">
                <text:p>0.002804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335714561853055">
                <text:p>0.00335714561853055</text:p>
              </table:table-cell>
              <table:table-cell office:value-type="float" office:value="13">
                <text:p>13</text:p>
              </table:table-cell>
              <table:table-cell office:value-type="float" office:value="0.003211289">
                <text:p>0.003211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377370812634972">
                <text:p>0.00377370812634972</text:p>
              </table:table-cell>
              <table:table-cell office:value-type="float" office:value="15">
                <text:p>15</text:p>
              </table:table-cell>
              <table:table-cell office:value-type="float" office:value="0.003619138">
                <text:p>0.003619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419212229640062">
                <text:p>0.00419212229640062</text:p>
              </table:table-cell>
              <table:table-cell office:value-type="float" office:value="17">
                <text:p>17</text:p>
              </table:table-cell>
              <table:table-cell office:value-type="float" office:value="0.004027746">
                <text:p>0.004027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460681264388218">
                <text:p>0.00460681264388218</text:p>
              </table:table-cell>
              <table:table-cell office:value-type="float" office:value="19">
                <text:p>19</text:p>
              </table:table-cell>
              <table:table-cell office:value-type="float" office:value="0.004437199">
                <text:p>0.004437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502437955888978">
                <text:p>0.00502437955888978</text:p>
              </table:table-cell>
              <table:table-cell office:value-type="float" office:value="21">
                <text:p>21</text:p>
              </table:table-cell>
              <table:table-cell office:value-type="float" office:value="0.004847583">
                <text:p>0.004847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543967801684597">
                <text:p>0.00543967801684597</text:p>
              </table:table-cell>
              <table:table-cell office:value-type="float" office:value="23">
                <text:p>23</text:p>
              </table:table-cell>
              <table:table-cell office:value-type="float" office:value="0.005258985">
                <text:p>0.005258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585581006444154">
                <text:p>0.00585581006444154</text:p>
              </table:table-cell>
              <table:table-cell office:value-type="float" office:value="25">
                <text:p>25</text:p>
              </table:table-cell>
              <table:table-cell office:value-type="float" office:value="0.00567149">
                <text:p>0.00567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62751124857475">
                <text:p>0.0062751124857475</text:p>
              </table:table-cell>
              <table:table-cell office:value-type="float" office:value="27">
                <text:p>27</text:p>
              </table:table-cell>
              <table:table-cell office:value-type="float" office:value="0.006085185">
                <text:p>0.00608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668320244313371">
                <text:p>0.00668320244313371</text:p>
              </table:table-cell>
              <table:table-cell office:value-type="float" office:value="29">
                <text:p>29</text:p>
              </table:table-cell>
              <table:table-cell office:value-type="float" office:value="0.006500157">
                <text:p>0.006500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708790338034674">
                <text:p>0.00708790338034674</text:p>
              </table:table-cell>
              <table:table-cell office:value-type="float" office:value="31">
                <text:p>31</text:p>
              </table:table-cell>
              <table:table-cell office:value-type="float" office:value="0.006916494">
                <text:p>0.006916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749841211422753">
                <text:p>0.00749841211422753</text:p>
              </table:table-cell>
              <table:table-cell office:value-type="float" office:value="33">
                <text:p>33</text:p>
              </table:table-cell>
              <table:table-cell office:value-type="float" office:value="0.007334281">
                <text:p>0.007334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78992867383418">
                <text:p>0.0078992867383418</text:p>
              </table:table-cell>
              <table:table-cell office:value-type="float" office:value="35">
                <text:p>35</text:p>
              </table:table-cell>
              <table:table-cell office:value-type="float" office:value="0.007753608">
                <text:p>0.007753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30125459477001">
                <text:p>0.00830125459477001</text:p>
              </table:table-cell>
              <table:table-cell office:value-type="float" office:value="37">
                <text:p>37</text:p>
              </table:table-cell>
              <table:table-cell office:value-type="float" office:value="0.008174561">
                <text:p>0.008174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870390572139442">
                <text:p>0.00870390572139442</text:p>
              </table:table-cell>
              <table:table-cell office:value-type="float" office:value="39">
                <text:p>39</text:p>
              </table:table-cell>
              <table:table-cell office:value-type="float" office:value="0.00859723">
                <text:p>0.00859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09644444911497">
                <text:p>0.00909644444911497</text:p>
              </table:table-cell>
              <table:table-cell office:value-type="float" office:value="41">
                <text:p>41</text:p>
              </table:table-cell>
              <table:table-cell office:value-type="float" office:value="0.009021703">
                <text:p>0.0090217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49561089773874">
                <text:p>0.00949561089773874</text:p>
              </table:table-cell>
              <table:table-cell office:value-type="float" office:value="43">
                <text:p>43</text:p>
              </table:table-cell>
              <table:table-cell office:value-type="float" office:value="0.009448069">
                <text:p>0.009448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89887696753973">
                <text:p>0.00989887696753973</text:p>
              </table:table-cell>
              <table:table-cell office:value-type="float" office:value="45">
                <text:p>45</text:p>
              </table:table-cell>
              <table:table-cell office:value-type="float" office:value="0.009876417">
                <text:p>0.009876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2797317749052">
                <text:p>0.0102797317749052</text:p>
              </table:table-cell>
              <table:table-cell office:value-type="float" office:value="47">
                <text:p>47</text:p>
              </table:table-cell>
              <table:table-cell office:value-type="float" office:value="0.01030684">
                <text:p>0.01030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06559403449364">
                <text:p>0.0106559403449364</text:p>
              </table:table-cell>
              <table:table-cell office:value-type="float" office:value="49">
                <text:p>49</text:p>
              </table:table-cell>
              <table:table-cell office:value-type="float" office:value="0.01073942">
                <text:p>0.010739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110467708971664">
                <text:p>0.0110467708971664</text:p>
              </table:table-cell>
              <table:table-cell office:value-type="float" office:value="51">
                <text:p>51</text:p>
              </table:table-cell>
              <table:table-cell office:value-type="float" office:value="0.01114805">
                <text:p>0.01114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114179232677457">
                <text:p>0.0114179232677457</text:p>
              </table:table-cell>
              <table:table-cell office:value-type="float" office:value="53">
                <text:p>53</text:p>
              </table:table-cell>
              <table:table-cell office:value-type="float" office:value="0.01151854">
                <text:p>0.011518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17810813770294">
                <text:p>0.0117810813770294</text:p>
              </table:table-cell>
              <table:table-cell office:value-type="float" office:value="55">
                <text:p>55</text:p>
              </table:table-cell>
              <table:table-cell office:value-type="float" office:value="0.01187671">
                <text:p>0.01187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20986653642261">
                <text:p>0.0120986653642261</text:p>
              </table:table-cell>
              <table:table-cell office:value-type="float" office:value="57">
                <text:p>57</text:p>
              </table:table-cell>
              <table:table-cell office:value-type="float" office:value="0.01222217">
                <text:p>0.01222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24476114534287">
                <text:p>0.0124476114534287</text:p>
              </table:table-cell>
              <table:table-cell office:value-type="float" office:value="59">
                <text:p>59</text:p>
              </table:table-cell>
              <table:table-cell office:value-type="float" office:value="0.01255454">
                <text:p>0.01255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27571328523102">
                <text:p>0.0127571328523102</text:p>
              </table:table-cell>
              <table:table-cell office:value-type="float" office:value="61">
                <text:p>61</text:p>
              </table:table-cell>
              <table:table-cell office:value-type="float" office:value="0.01287348">
                <text:p>0.012873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30697289670746">
                <text:p>0.0130697289670746</text:p>
              </table:table-cell>
              <table:table-cell office:value-type="float" office:value="63">
                <text:p>63</text:p>
              </table:table-cell>
              <table:table-cell office:value-type="float" office:value="0.01317865">
                <text:p>0.013178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33646967107769">
                <text:p>0.0133646967107769</text:p>
              </table:table-cell>
              <table:table-cell office:value-type="float" office:value="65">
                <text:p>65</text:p>
              </table:table-cell>
              <table:table-cell office:value-type="float" office:value="0.01346972">
                <text:p>0.01346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3642582699574">
                <text:p>0.013642582699574</text:p>
              </table:table-cell>
              <table:table-cell office:value-type="float" office:value="67">
                <text:p>67</text:p>
              </table:table-cell>
              <table:table-cell office:value-type="float" office:value="0.01374637">
                <text:p>0.01374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38997656014261">
                <text:p>0.0138997656014261</text:p>
              </table:table-cell>
              <table:table-cell office:value-type="float" office:value="69">
                <text:p>69</text:p>
              </table:table-cell>
              <table:table-cell office:value-type="float" office:value="0.01400831">
                <text:p>0.01400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41457428720604">
                <text:p>0.0141457428720604</text:p>
              </table:table-cell>
              <table:table-cell office:value-type="float" office:value="71">
                <text:p>71</text:p>
              </table:table-cell>
              <table:table-cell office:value-type="float" office:value="0.01425526">
                <text:p>0.01425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43681473209256">
                <text:p>0.0143681473209256</text:p>
              </table:table-cell>
              <table:table-cell office:value-type="float" office:value="73">
                <text:p>73</text:p>
              </table:table-cell>
              <table:table-cell office:value-type="float" office:value="0.01448697">
                <text:p>0.01448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45928748884579">
                <text:p>0.0145928748884579</text:p>
              </table:table-cell>
              <table:table-cell office:value-type="float" office:value="75">
                <text:p>75</text:p>
              </table:table-cell>
              <table:table-cell office:value-type="float" office:value="0.01470317">
                <text:p>0.014703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48045519952426">
                <text:p>0.0148045519952426</text:p>
              </table:table-cell>
              <table:table-cell office:value-type="float" office:value="77">
                <text:p>77</text:p>
              </table:table-cell>
              <table:table-cell office:value-type="float" office:value="0.01490364">
                <text:p>0.01490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49661453966454">
                <text:p>0.0149661453966454</text:p>
              </table:table-cell>
              <table:table-cell office:value-type="float" office:value="79">
                <text:p>79</text:p>
              </table:table-cell>
              <table:table-cell office:value-type="float" office:value="0.01508816">
                <text:p>0.015088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151462554203654">
                <text:p>0.0151462554203654</text:p>
              </table:table-cell>
              <table:table-cell office:value-type="float" office:value="81">
                <text:p>81</text:p>
              </table:table-cell>
              <table:table-cell office:value-type="float" office:value="0.01525654">
                <text:p>0.01525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152896738345491">
                <text:p>0.0152896738345491</text:p>
              </table:table-cell>
              <table:table-cell office:value-type="float" office:value="83">
                <text:p>83</text:p>
              </table:table-cell>
              <table:table-cell office:value-type="float" office:value="0.01540861">
                <text:p>0.01540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154102710241795">
                <text:p>0.0154102710241795</text:p>
              </table:table-cell>
              <table:table-cell office:value-type="float" office:value="85">
                <text:p>85</text:p>
              </table:table-cell>
              <table:table-cell office:value-type="float" office:value="0.01554418">
                <text:p>0.01554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15524923763103">
                <text:p>0.015524923763103</text:p>
              </table:table-cell>
              <table:table-cell office:value-type="float" office:value="87">
                <text:p>87</text:p>
              </table:table-cell>
              <table:table-cell office:value-type="float" office:value="0.01566313">
                <text:p>0.01566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156513970764207">
                <text:p>0.0156513970764207</text:p>
              </table:table-cell>
              <table:table-cell office:value-type="float" office:value="89">
                <text:p>89</text:p>
              </table:table-cell>
              <table:table-cell office:value-type="float" office:value="0.01576532">
                <text:p>0.01576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157220472147085">
                <text:p>0.0157220472147085</text:p>
              </table:table-cell>
              <table:table-cell office:value-type="float" office:value="91">
                <text:p>91</text:p>
              </table:table-cell>
              <table:table-cell office:value-type="float" office:value="0.01585065">
                <text:p>0.015850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158164068288046">
                <text:p>0.0158164068288046</text:p>
              </table:table-cell>
              <table:table-cell office:value-type="float" office:value="93">
                <text:p>93</text:p>
              </table:table-cell>
              <table:table-cell office:value-type="float" office:value="0.01591902">
                <text:p>0.01591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15866763842265">
                <text:p>0.015866763842265</text:p>
              </table:table-cell>
              <table:table-cell office:value-type="float" office:value="95">
                <text:p>95</text:p>
              </table:table-cell>
              <table:table-cell office:value-type="float" office:value="0.01597036">
                <text:p>0.015970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58994924846633">
                <text:p>0.0158994924846633</text:p>
              </table:table-cell>
              <table:table-cell office:value-type="float" office:value="97">
                <text:p>97</text:p>
              </table:table-cell>
              <table:table-cell office:value-type="float" office:value="0.01600462">
                <text:p>0.01600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59163692585096">
                <text:p>0.0159163692585096</text:p>
              </table:table-cell>
              <table:table-cell office:value-type="float" office:value="99">
                <text:p>99</text:p>
              </table:table-cell>
              <table:table-cell office:value-type="float" office:value="0.01602176">
                <text:p>0.0160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59078967080766">
                <text:p>0.0159078967080766</text:p>
              </table:table-cell>
              <table:table-cell office:value-type="float" office:value="101">
                <text:p>101</text:p>
              </table:table-cell>
              <table:table-cell office:value-type="float" office:value="0.01602176">
                <text:p>0.01602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58889701236417">
                <text:p>0.0158889701236417</text:p>
              </table:table-cell>
              <table:table-cell office:value-type="float" office:value="103">
                <text:p>103</text:p>
              </table:table-cell>
              <table:table-cell office:value-type="float" office:value="0.01600462">
                <text:p>0.01600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58393647073971">
                <text:p>0.0158393647073971</text:p>
              </table:table-cell>
              <table:table-cell office:value-type="float" office:value="105">
                <text:p>105</text:p>
              </table:table-cell>
              <table:table-cell office:value-type="float" office:value="0.01597036">
                <text:p>0.01597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57810817596607">
                <text:p>0.0157810817596607</text:p>
              </table:table-cell>
              <table:table-cell office:value-type="float" office:value="107">
                <text:p>107</text:p>
              </table:table-cell>
              <table:table-cell office:value-type="float" office:value="0.01591902">
                <text:p>0.01591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57215689255711">
                <text:p>0.0157215689255711</text:p>
              </table:table-cell>
              <table:table-cell office:value-type="float" office:value="109">
                <text:p>109</text:p>
              </table:table-cell>
              <table:table-cell office:value-type="float" office:value="0.01585065">
                <text:p>0.015850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56309672975542">
                <text:p>0.0156309672975542</text:p>
              </table:table-cell>
              <table:table-cell office:value-type="float" office:value="111">
                <text:p>111</text:p>
              </table:table-cell>
              <table:table-cell office:value-type="float" office:value="0.01576532">
                <text:p>0.01576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55127615536105">
                <text:p>0.0155127615536105</text:p>
              </table:table-cell>
              <table:table-cell office:value-type="float" office:value="113">
                <text:p>113</text:p>
              </table:table-cell>
              <table:table-cell office:value-type="float" office:value="0.01566313">
                <text:p>0.01566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54039166113548">
                <text:p>0.0154039166113548</text:p>
              </table:table-cell>
              <table:table-cell office:value-type="float" office:value="115">
                <text:p>115</text:p>
              </table:table-cell>
              <table:table-cell office:value-type="float" office:value="0.01554418">
                <text:p>0.01554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52639828751717">
                <text:p>0.0152639828751717</text:p>
              </table:table-cell>
              <table:table-cell office:value-type="float" office:value="117">
                <text:p>117</text:p>
              </table:table-cell>
              <table:table-cell office:value-type="float" office:value="0.01540861">
                <text:p>0.015408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51189929395368">
                <text:p>0.0151189929395368</text:p>
              </table:table-cell>
              <table:table-cell office:value-type="float" office:value="119">
                <text:p>119</text:p>
              </table:table-cell>
              <table:table-cell office:value-type="float" office:value="0.01525654">
                <text:p>0.01525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49485170255833">
                <text:p>0.0149485170255833</text:p>
              </table:table-cell>
              <table:table-cell office:value-type="float" office:value="121">
                <text:p>121</text:p>
              </table:table-cell>
              <table:table-cell office:value-type="float" office:value="0.01508816">
                <text:p>0.01508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47744197795899">
                <text:p>0.0147744197795899</text:p>
              </table:table-cell>
              <table:table-cell office:value-type="float" office:value="123">
                <text:p>123</text:p>
              </table:table-cell>
              <table:table-cell office:value-type="float" office:value="0.01490364">
                <text:p>0.01490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45684138154337">
                <text:p>0.0145684138154337</text:p>
              </table:table-cell>
              <table:table-cell office:value-type="float" office:value="125">
                <text:p>125</text:p>
              </table:table-cell>
              <table:table-cell office:value-type="float" office:value="0.01470317">
                <text:p>0.014703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4347170925902">
                <text:p>0.014347170925902</text:p>
              </table:table-cell>
              <table:table-cell office:value-type="float" office:value="127">
                <text:p>127</text:p>
              </table:table-cell>
              <table:table-cell office:value-type="float" office:value="0.01448697">
                <text:p>0.014486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41064548357785">
                <text:p>0.0141064548357785</text:p>
              </table:table-cell>
              <table:table-cell office:value-type="float" office:value="129">
                <text:p>129</text:p>
              </table:table-cell>
              <table:table-cell office:value-type="float" office:value="0.01425526">
                <text:p>0.014255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38686768074987">
                <text:p>0.0138686768074987</text:p>
              </table:table-cell>
              <table:table-cell office:value-type="float" office:value="131">
                <text:p>131</text:p>
              </table:table-cell>
              <table:table-cell office:value-type="float" office:value="0.01400831">
                <text:p>0.01400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36211963424328">
                <text:p>0.0136211963424328</text:p>
              </table:table-cell>
              <table:table-cell office:value-type="float" office:value="133">
                <text:p>133</text:p>
              </table:table-cell>
              <table:table-cell office:value-type="float" office:value="0.01374637">
                <text:p>0.013746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33454968182635">
                <text:p>0.0133454968182635</text:p>
              </table:table-cell>
              <table:table-cell office:value-type="float" office:value="135">
                <text:p>135</text:p>
              </table:table-cell>
              <table:table-cell office:value-type="float" office:value="0.01346972">
                <text:p>0.013469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30605731464455">
                <text:p>0.0130605731464455</text:p>
              </table:table-cell>
              <table:table-cell office:value-type="float" office:value="137">
                <text:p>137</text:p>
              </table:table-cell>
              <table:table-cell office:value-type="float" office:value="0.01317865">
                <text:p>0.01317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27586360467419">
                <text:p>0.0127586360467419</text:p>
              </table:table-cell>
              <table:table-cell office:value-type="float" office:value="139">
                <text:p>139</text:p>
              </table:table-cell>
              <table:table-cell office:value-type="float" office:value="0.01287348">
                <text:p>0.012873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24556057147243">
                <text:p>0.0124556057147243</text:p>
              </table:table-cell>
              <table:table-cell office:value-type="float" office:value="141">
                <text:p>141</text:p>
              </table:table-cell>
              <table:table-cell office:value-type="float" office:value="0.01255454">
                <text:p>0.012554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21199833943478">
                <text:p>0.0121199833943478</text:p>
              </table:table-cell>
              <table:table-cell office:value-type="float" office:value="143">
                <text:p>143</text:p>
              </table:table-cell>
              <table:table-cell office:value-type="float" office:value="0.01222217">
                <text:p>0.01222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17825162444414">
                <text:p>0.0117825162444414</text:p>
              </table:table-cell>
              <table:table-cell office:value-type="float" office:value="145">
                <text:p>145</text:p>
              </table:table-cell>
              <table:table-cell office:value-type="float" office:value="0.01187671">
                <text:p>0.01187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14278990126103">
                <text:p>0.0114278990126103</text:p>
              </table:table-cell>
              <table:table-cell office:value-type="float" office:value="147">
                <text:p>147</text:p>
              </table:table-cell>
              <table:table-cell office:value-type="float" office:value="0.01151854">
                <text:p>0.01151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10581131824235">
                <text:p>0.0110581131824235</text:p>
              </table:table-cell>
              <table:table-cell office:value-type="float" office:value="149">
                <text:p>149</text:p>
              </table:table-cell>
              <table:table-cell office:value-type="float" office:value="0.01114805">
                <text:p>0.01114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6873707739619">
                <text:p>0.0106873707739619</text:p>
              </table:table-cell>
              <table:table-cell office:value-type="float" office:value="151">
                <text:p>151</text:p>
              </table:table-cell>
              <table:table-cell office:value-type="float" office:value="0.01073942">
                <text:p>0.010739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2909374061229">
                <text:p>0.0102909374061229</text:p>
              </table:table-cell>
              <table:table-cell office:value-type="float" office:value="153">
                <text:p>153</text:p>
              </table:table-cell>
              <table:table-cell office:value-type="float" office:value="0.01030684">
                <text:p>0.01030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099216298650734">
                <text:p>0.0099216298650734</text:p>
              </table:table-cell>
              <table:table-cell office:value-type="float" office:value="155">
                <text:p>155</text:p>
              </table:table-cell>
              <table:table-cell office:value-type="float" office:value="0.009876417">
                <text:p>0.009876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0953045767774526">
                <text:p>0.00953045767774526</text:p>
              </table:table-cell>
              <table:table-cell office:value-type="float" office:value="157">
                <text:p>157</text:p>
              </table:table-cell>
              <table:table-cell office:value-type="float" office:value="0.009448069">
                <text:p>0.009448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0914400005477094">
                <text:p>0.00914400005477094</text:p>
              </table:table-cell>
              <table:table-cell office:value-type="float" office:value="159">
                <text:p>159</text:p>
              </table:table-cell>
              <table:table-cell office:value-type="float" office:value="0.009021703">
                <text:p>0.009021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0874333041171552">
                <text:p>0.00874333041171552</text:p>
              </table:table-cell>
              <table:table-cell office:value-type="float" office:value="161">
                <text:p>161</text:p>
              </table:table-cell>
              <table:table-cell office:value-type="float" office:value="0.00859723">
                <text:p>0.008597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0834600879262152">
                <text:p>0.00834600879262152</text:p>
              </table:table-cell>
              <table:table-cell office:value-type="float" office:value="163">
                <text:p>163</text:p>
              </table:table-cell>
              <table:table-cell office:value-type="float" office:value="0.008174561">
                <text:p>0.008174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0794089789329077">
                <text:p>0.00794089789329077</text:p>
              </table:table-cell>
              <table:table-cell office:value-type="float" office:value="165">
                <text:p>165</text:p>
              </table:table-cell>
              <table:table-cell office:value-type="float" office:value="0.007753608">
                <text:p>0.0077536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0752048174156499">
                <text:p>0.00752048174156499</text:p>
              </table:table-cell>
              <table:table-cell office:value-type="float" office:value="167">
                <text:p>167</text:p>
              </table:table-cell>
              <table:table-cell office:value-type="float" office:value="0.007334281">
                <text:p>0.007334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0710737658093862">
                <text:p>0.00710737658093862</text:p>
              </table:table-cell>
              <table:table-cell office:value-type="float" office:value="169">
                <text:p>169</text:p>
              </table:table-cell>
              <table:table-cell office:value-type="float" office:value="0.006916494">
                <text:p>0.006916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0668422051572606">
                <text:p>0.00668422051572606</text:p>
              </table:table-cell>
              <table:table-cell office:value-type="float" office:value="171">
                <text:p>171</text:p>
              </table:table-cell>
              <table:table-cell office:value-type="float" office:value="0.006500157">
                <text:p>0.0065001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0627153898262134">
                <text:p>0.00627153898262134</text:p>
              </table:table-cell>
              <table:table-cell office:value-type="float" office:value="173">
                <text:p>173</text:p>
              </table:table-cell>
              <table:table-cell office:value-type="float" office:value="0.006085185">
                <text:p>0.0060851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0586432361108627">
                <text:p>0.00586432361108627</text:p>
              </table:table-cell>
              <table:table-cell office:value-type="float" office:value="175">
                <text:p>175</text:p>
              </table:table-cell>
              <table:table-cell office:value-type="float" office:value="0.00567149">
                <text:p>0.00567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0544535599217645">
                <text:p>0.00544535599217645</text:p>
              </table:table-cell>
              <table:table-cell office:value-type="float" office:value="177">
                <text:p>177</text:p>
              </table:table-cell>
              <table:table-cell office:value-type="float" office:value="0.005258985">
                <text:p>0.005258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0503373352787585">
                <text:p>0.00503373352787585</text:p>
              </table:table-cell>
              <table:table-cell office:value-type="float" office:value="179">
                <text:p>179</text:p>
              </table:table-cell>
              <table:table-cell office:value-type="float" office:value="0.004847583">
                <text:p>0.004847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046126272732519">
                <text:p>0.0046126272732519</text:p>
              </table:table-cell>
              <table:table-cell office:value-type="float" office:value="181">
                <text:p>181</text:p>
              </table:table-cell>
              <table:table-cell office:value-type="float" office:value="0.004437199">
                <text:p>0.004437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0419544982225614">
                <text:p>0.00419544982225614</text:p>
              </table:table-cell>
              <table:table-cell office:value-type="float" office:value="183">
                <text:p>183</text:p>
              </table:table-cell>
              <table:table-cell office:value-type="float" office:value="0.004027746">
                <text:p>0.004027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0376966999949014">
                <text:p>0.00376966999949014</text:p>
              </table:table-cell>
              <table:table-cell office:value-type="float" office:value="185">
                <text:p>185</text:p>
              </table:table-cell>
              <table:table-cell office:value-type="float" office:value="0.003619138">
                <text:p>0.003619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0335193909963546">
                <text:p>0.00335193909963546</text:p>
              </table:table-cell>
              <table:table-cell office:value-type="float" office:value="187">
                <text:p>187</text:p>
              </table:table-cell>
              <table:table-cell office:value-type="float" office:value="0.003211289">
                <text:p>0.0032112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0293646982413021">
                <text:p>0.00293646982413021</text:p>
              </table:table-cell>
              <table:table-cell office:value-type="float" office:value="189">
                <text:p>189</text:p>
              </table:table-cell>
              <table:table-cell office:value-type="float" office:value="0.002804114">
                <text:p>0.0028041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02517932665444">
                <text:p>0.002517932665444</text:p>
              </table:table-cell>
              <table:table-cell office:value-type="float" office:value="191">
                <text:p>191</text:p>
              </table:table-cell>
              <table:table-cell office:value-type="float" office:value="0.002397528">
                <text:p>0.002397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0209748235020842">
                <text:p>0.00209748235020842</text:p>
              </table:table-cell>
              <table:table-cell office:value-type="float" office:value="193">
                <text:p>193</text:p>
              </table:table-cell>
              <table:table-cell office:value-type="float" office:value="0.001991444">
                <text:p>0.001991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0166832717267316">
                <text:p>0.00166832717267316</text:p>
              </table:table-cell>
              <table:table-cell office:value-type="float" office:value="195">
                <text:p>195</text:p>
              </table:table-cell>
              <table:table-cell office:value-type="float" office:value="0.001585779">
                <text:p>0.0015857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012380924282279">
                <text:p>0.0012380924282279</text:p>
              </table:table-cell>
              <table:table-cell office:value-type="float" office:value="197">
                <text:p>197</text:p>
              </table:table-cell>
              <table:table-cell office:value-type="float" office:value="0.001180446">
                <text:p>0.0011804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00779447309024374">
                <text:p>0.000779447309024374</text:p>
              </table:table-cell>
              <table:table-cell office:value-type="float" office:value="199">
                <text:p>199</text:p>
              </table:table-cell>
              <table:table-cell office:value-type="float" office:value="0.0007753613">
                <text:p>0.0007753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